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end" style:justify-single-word="false" style:writing-mode="rl-tb"/>
      <style:text-properties style:font-name="Scheherazade" fo:font-size="24pt" fo:font-style="normal" officeooo:rsid="001360ab" officeooo:paragraph-rsid="00137584" style:font-size-asian="24pt" style:font-style-asian="normal" style:font-name-complex="Scheherazade" style:font-size-complex="24pt" style:font-style-complex="normal"/>
    </style:style>
    <style:style style:name="T1" style:family="text">
      <style:text-properties officeooo:rsid="001375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كْوَ إِينَ لَ رَهَمَانِ <text:s/>* <text:s/>نَأَنْدَ نُذُومَ هِينِ * </text:span></text:p>
      <text:p text:style-name="P1"><text:span text:style-name="T1">إِينَ يَ پِيلِ رَمَانِ <text:s/>* <text:s/>نَمْوَنْدِكِيَ يَهَايَ</text:span></text:p>
      <text:p text:style-name="P1"/>
      <text:p text:style-name="P1"><text:span text:style-name="T1">كْوٖينْيٖ رَمَانِ يَ كْوَانْدَ <text:s/>* <text:s/>بَنَاتِ نَلِوَفُونْدَ * </text:span></text:p>
      <text:p text:style-name="P1"><text:span text:style-name="T1">نَ هِينِ نِمٖئُِونْدَ <text:s/>* <text:s/>وَڤُلَانَ كُوَمْبِيَ</text:span></text:p>
      <text:p text:style-name="P1"/>
      <text:p text:style-name="P1"><text:span text:style-name="T1">نَ أَسِيلِ يَ كْوَنْدِيكَ <text:s/>* <text:s/>نَهِيسِ وَانَ وَتَاكَ * </text:span></text:p>
      <text:p text:style-name="P1"><text:span text:style-name="T1">بَابَ پِيَ كَذَلِيكَ <text:s/>* <text:s/>مِيمِ أَلِنَنْدِكِيَ</text:span></text:p>
      <text:p text:style-name="P1"/>
      <text:p text:style-name="P1"><text:span text:style-name="T1">بَابَ بوَانَ أَهمَادِ <text:s/>* <text:s/>أَتَمْجَازِ وَدُودِ * </text:span></text:p>
      <text:p text:style-name="P1"><text:span text:style-name="T1">كْوَانِ أَلِجِتَهِيدِ <text:s/>* <text:s/>كُنَنْدِكِيَ وَسِيَ</text:span></text:p>
      <text:p text:style-name="P1"/>
      <text:p text:style-name="P1"><text:span text:style-name="T1">هَاپٗ زَمَانِ زَ يَانَ <text:s/>* <text:s/>نْدِيٗ لَ وَسِيَ يِينَ * </text:span></text:p>
      <text:p text:style-name="P1"><text:span text:style-name="T1">أَلٗنَنْدِكِئَ بوَانَ <text:s/>* <text:s/>بَبَانْڠُ كَنِوَتِيَ</text:span></text:p>
      <text:p text:style-name="P1"/>
      <text:p text:style-name="P1"><text:span text:style-name="T1">نَامِ كَتِيكَ رَمَانِ <text:s/>* <text:s/>تَيِپِينْدَ كُبَئِينِ * </text:span></text:p>
      <text:p text:style-name="P1"><text:span text:style-name="T1">يَالٖ نِنَيٗؤَمِينِ <text:s/>* <text:s/>يَوٖيزَ كُسَئِدِيَ</text:span></text:p>
      <text:p text:style-name="P1"><text:soft-page-break/></text:p>
      <text:p text:style-name="P1"><text:span text:style-name="T1">تَنٖينَ نَلٗيَتُومَ <text:s/>* <text:s/>نَ يَالٖ نِلٗيَسٗومَ * </text:span></text:p>
      <text:p text:style-name="P1"><text:span text:style-name="T1">تَزِتَايَ نَ هٖكِيمَ <text:s/>* <text:s/>كْوَ وَاتُ نِلٗپٗكٖيَ</text:span></text:p>
      <text:p text:style-name="P1"/>
      <text:p text:style-name="P1"><text:span text:style-name="T1">يَالٖ نِتَيَكُسَانْيَ <text:s/>* <text:s/>مْبَالِ مْبَالِ كُتَنْڠَانْيَ * </text:span></text:p>
      <text:p text:style-name="P1"><text:span text:style-name="T1">لٖينْڠٗ لَانْڠُ نِ كُفَانْيَ <text:s/>* <text:s/>كَامَ لَ مَئِيشَ بٗويَ</text:span></text:p>
      <text:p text:style-name="P1"/>
      <text:p text:style-name="P1"><text:span text:style-name="T1">بٗويَ هِيلِ لَ مَئِيشَ <text:s/>* <text:s/>كَاتُ هَلِتٗزَمِيشَ * </text:span></text:p>
      <text:p text:style-name="P1"><text:span text:style-name="T1">أَشِكَاءٗ تَمْڤُوشَ <text:s/>* <text:s/>بَنْدَارِ تَسِكِلِيَ</text:span></text:p>
      <text:p text:style-name="P1"/>
      <text:p text:style-name="P1"><text:span text:style-name="T1">مْوَنَانْڠُ أُكِئَزِيمُ <text:s/>* <text:s/>كُؤٗوَ كْوَانْدَ فَهَامُ * </text:span></text:p>
      <text:p text:style-name="P1"><text:span text:style-name="T1">كُتٖؤُوَ نِ مُهِيمُ <text:s/>* <text:s/>نِ أَامرِ يَ شَرِيَ</text:span></text:p>
      <text:p text:style-name="P1"/>
      <text:p text:style-name="P1"><text:span text:style-name="T1">مْتُومِ أَلِبَئِينِ <text:s/>* <text:s/>أَكَتوَمْبِيَ أٗوَانِ * </text:span></text:p>
      <text:p text:style-name="P1"><text:span text:style-name="T1">مْوَنَامْكٖ مْوٖينْيٖ دِينِ <text:s/>* <text:s/>مُونْڠُ تَوَبَرِكِيَ</text:span></text:p>
      <text:p text:style-name="P1"/>
      <text:p text:style-name="P1"><text:span text:style-name="T1">مْوَنَانْڠُ سِتَاكٖ مْكٖ <text:s/>* <text:s/>كْوَ وٖيمَ وَ أُومْبٗ لَاكٖ * </text:span></text:p>
      <text:p text:style-name="P1"><text:soft-page-break/><text:span text:style-name="T1">نَسَابَ نَ پَاتٗ لَاكٖ <text:s/>* <text:s/>مَيُتٗونِ أُتَنْڠِيَ</text:span></text:p>
      <text:p text:style-name="P1"/>
      <text:p text:style-name="P1"><text:span text:style-name="T1">وَالَ دِينِ هَئِنٖينِ <text:s/>* <text:s/>أٗوَ شُڠُؤُ لَ أُونِ * </text:span></text:p>
      <text:p text:style-name="P1"><text:span text:style-name="T1">كِشُونَ كِيلٗ نَ دِينِ <text:s/>* <text:s/>كُكِؤٗوَ سِ هَتِيَ</text:span></text:p>
      <text:p text:style-name="P1"/>
      <text:p text:style-name="P1"><text:span text:style-name="T1">مْوٖينْيٖ نَسَابَ تُكُوفُ <text:s/>* <text:s/>نَ كْوَ مٗولَ مْتِئِيفُ * </text:span></text:p>
      <text:p text:style-name="P1"><text:span text:style-name="T1">هَاوِ مْتُ مٖخَلِيفُ <text:s/>* <text:s/>كَامَ هُويٗ كُزٖنْڠٖيَ</text:span></text:p>
      <text:p text:style-name="P1"/>
      <text:p text:style-name="P1"><text:span text:style-name="T1">نَ مْكٖ أَالٗ نَ چَاكٖ <text:s/>* <text:s/>سِكْوَمْبِئِ سِمْتَاكٖ * </text:span></text:p>
      <text:p text:style-name="P1"><text:span text:style-name="T1">بٗورَ أَاوٖ دِينِ يَاكٖ <text:s/>* <text:s/>مٖشِيكَ هَكُمْبِرِيَ</text:span></text:p>
      <text:p text:style-name="P1"/>
      <text:p text:style-name="P1"><text:span text:style-name="T1">دِينِ نِ كَامَ بُرٖيكِ <text:s/>* <text:s/>هُمزِوِيَ هَتٗوكِ * </text:span></text:p>
      <text:p text:style-name="P1"><text:span text:style-name="T1">مِپَكَانِ نَ هَرُوكِ <text:s/>* <text:s/>أَكِيوَ تَئِتُمِيَ</text:span></text:p>
      <text:p text:style-name="P1"/>
      <text:p text:style-name="P1"><text:span text:style-name="T1">نَ دِينِ هُمزِوِيزَ <text:s/>* <text:s/>كُتٖينْدَ يَسٗپٖنْدٖيزَ * </text:span></text:p>
      <text:p text:style-name="P1"><text:span text:style-name="T1">نَ نْدِيپٗ كَكُهِمِيزَ <text:s/>* <text:s/>مْوٖينْيٖ دِينِ كْوَنْڠَلِيَ</text:span></text:p>
      <text:p text:style-name="P1"/>
      <text:p text:style-name="P1"><text:soft-page-break/><text:span text:style-name="T1">دِينِ نِنَيٗئِنٖينَ <text:s/>* <text:s/>سِكُوَ نَايٗ نِ إِينَ * </text:span></text:p>
      <text:p text:style-name="P1"><text:span text:style-name="T1">دِينِ نِ كْوَنْدَامَ سَانَ <text:s/>* <text:s/>أَامرِ زَاكٖ جَلِيَ</text:span></text:p>
      <text:p text:style-name="P1"/>
      <text:p text:style-name="P1"><text:span text:style-name="T1">نِ دِينِ كْوٖينْيٖ مَئِيشَ <text:s/>* <text:s/>مْتُ إِيوٖ هُمْوٖنْدٖيشَ * </text:span></text:p>
      <text:p text:style-name="P1"><text:span text:style-name="T1">سِ دِينِ يَ كُؤٗنٖيشَ <text:s/>* <text:s/>وَاتُ كُوَهَدَلِيَ</text:span></text:p>
      <text:p text:style-name="P1"/>
      <text:p text:style-name="P1"><text:span text:style-name="T1">نِ دِينِ إِلِيٗ نْدَانِ <text:s/>* <text:s/>إِلِيٗكِيتَ مٗيٗونِ * </text:span></text:p>
      <text:p text:style-name="P1"><text:span text:style-name="T1">نْدِيٗ هُوَ نِ سُكَانِ <text:s/>* <text:s/>يَ كُمُؤٗنْڠٗوزَ نْدِيَ</text:span></text:p>
      <text:p text:style-name="P1"/>
      <text:p text:style-name="P1"><text:span text:style-name="T1">نِ أُكِيسَ كُؤَمُوَ <text:s/>* <text:s/>نِ فُلَانِ تَمُؤٗوَ * </text:span></text:p>
      <text:p text:style-name="P1"><text:span text:style-name="T1">فَانْيَ مَامْبٗ سَوَسَاوَ <text:s/>* <text:s/>سَنْدَامٖ يَ جٗونْڠٗ نْدِيَ</text:span></text:p>
      <text:p text:style-name="P1"/>
      <text:p text:style-name="P1"><text:span text:style-name="T1">أُسِفَانْيٖ يَ شٖشٖيڠِ <text:s/>* <text:s/>كَامَ وَاتُ وٖينْيٖ ڠٗوڠِ * </text:span></text:p>
      <text:p text:style-name="P1"><text:span text:style-name="T1">سِئِپٖيكٖ زِڠِزَاڠِ <text:s/>* <text:s/>هَرُوسِ نِمٖكْوَمْبِيَ</text:span></text:p>
      <text:p text:style-name="P1"/>
      <text:p text:style-name="P1"><text:span text:style-name="T1">كُولَ إِكِيوَ نِ پٖيسِ <text:s/>* <text:s/>هُوَ نِ بٗورَ هَرُوسِ * </text:span></text:p>
      <text:p text:style-name="P1"><text:span text:style-name="T1">فَانْيَ مَامْبٗ يَ كِئَاسِ <text:s/>* <text:s/>كْوَ غَرَامَ نْڠٗومَ پِيَ</text:span></text:p>
      <text:p text:style-name="P1"><text:soft-page-break/></text:p>
      <text:p text:style-name="P1"><text:span text:style-name="T1">مَكُوبوَ أُسِيَتَاكٖ <text:s/>* <text:s/>نَ مِپَاكَ أُسِرُوكٖ * </text:span></text:p>
      <text:p text:style-name="P1"><text:span text:style-name="T1">پِيَ أُپَانْدٖ وَ مْكٖ <text:s/>* <text:s/>وَئِلٖيزٖ كَامَ هَايَ</text:span></text:p>
      <text:p text:style-name="P1"/>
      <text:p text:style-name="P1"><text:span text:style-name="T1">زِكِيوَ نْيِينْڠِ غَرَامَ <text:s/>* <text:s/>نَ مَيُوتٗ نِ لَزِيمَ * </text:span></text:p>
      <text:p text:style-name="P1"><text:span text:style-name="T1">نْڠٗومَ زِكِيسَ كُكٗومَ <text:s/>* <text:s/>نِ لَوَامَ هُسَلِيَ</text:span></text:p>
      <text:p text:style-name="P1"/>
      <text:p text:style-name="P1"><text:span text:style-name="T1">فَانْيَ مَامْبٗ يَ كَدِيرِ <text:s/>* <text:s/>سِتَاكٖ مْنٗ فَخَارِ * </text:span></text:p>
      <text:p text:style-name="P1"><text:span text:style-name="T1">نَكُؤُسِيَ سِكِيرِ <text:s/>* <text:s/>هَفُولَ زَ مَأَسِيَ</text:span></text:p>
      <text:p text:style-name="P1"/>
      <text:p text:style-name="P1"><text:span text:style-name="T1">هَفُولَ زَ إِسِرَافُ <text:s/>* <text:s/>نَ زَ مَڠٗومَ مَچَافُ * </text:span></text:p>
      <text:p text:style-name="P1"><text:span text:style-name="T1">نَ كُوَ تُوتُ كْوَ أُوفُ <text:s/>* دِينِ هَايٗ هُزُوِيَ</text:span></text:p>
      <text:p text:style-name="P1"/>
      <text:p text:style-name="P1"><text:span text:style-name="T1">مِيلَ يٖيتُ أُسِوَاتٖ <text:s/>* <text:s/>مْفَانٗ كُڤِيشَ پٖيتٖ * </text:span></text:p>
      <text:p text:style-name="P1"><text:span text:style-name="T1">سِ يٖيتُ أُسِفُؤَاتٖ <text:s/>* <text:s/>وٖينْڠِ وَنْڠَكَزَنِيَ</text:span></text:p>
      <text:p text:style-name="P1"/>
      <text:p text:style-name="P1"><text:span text:style-name="T1">نِ مِيلَ يَ كِنَسَارَ <text:s/>* <text:s/>كُئِوَاتَ نْدِؤٗ بٗورَ * </text:span></text:p>
      <text:p text:style-name="P1"><text:soft-page-break/><text:span text:style-name="T1">وَنْڠَاوَ وَتَكُكٖيرَ <text:s/>* <text:s/>وَاجَ كْوَ كُتٗئٖلٖيَ</text:span></text:p>
      <text:p text:style-name="P1"/>
      <text:p text:style-name="P1"><text:span text:style-name="T1">نَ كْوٖينْدَ كُوپَ مْكٗونٗ <text:s/>* <text:s/>أُسِكِيرِ تَنْڠَمَانٗ * </text:span></text:p>
      <text:p text:style-name="P1"><text:span text:style-name="T1">هَاتَ أَالٗ نْدُويٗ مْنٗ <text:s/>* <text:s/>سِمُؤَاتٖ نَاوٖ كُويَ</text:span></text:p>
      <text:p text:style-name="P1"/>
      <text:p text:style-name="P1"><text:span text:style-name="T1">نْيُومْبَ يَاكٗ سِئَسِيسِ <text:s/>* <text:s/>كْوَ مْسِينْڠِ وَ مَأَسِ * </text:span></text:p>
      <text:p text:style-name="P1"><text:span text:style-name="T1">تَئِڤُتِيَ نُهُوسِ <text:s/>* <text:s/>نَ أُكٗرٗوفِ كُنْڠِيَ</text:span></text:p>
      <text:p text:style-name="P1"/>
      <text:p text:style-name="P1"><text:span text:style-name="T1">نَ مَأَسِ نِنٖنَايٗ <text:s/>* <text:s/>نِ كُولَ مَامْبٗ أَمْبَايٗ * </text:span></text:p>
      <text:p text:style-name="P1"><text:span text:style-name="T1">مٗولَ أَيَتُكِئَايٗ <text:s/>* <text:s/>نَ كُولَ أَلٗزِوِيَ</text:span></text:p>
      <text:p text:style-name="P1"/>
      <text:p text:style-name="P1"><text:span text:style-name="T1">مٗويَ مٗويَ سِتٗوٖيزَ <text:s/>* <text:s/>كُتٗنْدٗوَ كُكْوٖلٖيزَ * </text:span></text:p>
      <text:p text:style-name="P1"><text:span text:style-name="T1">نِمٖكُوپَ مُؤَنْڠَازَ <text:s/>* <text:s/>وَ نْدِيَ كُفُؤَتِيَ</text:span></text:p>
      <text:p text:style-name="P1"/>
      <text:p text:style-name="P1"><text:span text:style-name="T1">نِمٖكُوپَ نِ كِيَاسِ <text:s/>* <text:s/>كِتُميِئٖ نَاوٖ بَاسِ * </text:span></text:p>
      <text:p text:style-name="P1"><text:span text:style-name="T1">كْوَ مَنْڠِنٖيٗ كُكِيسِ <text:s/>* <text:s/>كْوَ مِزَانِ كُتُمِيَ</text:span></text:p>
      <text:p text:style-name="P1"/>
      <text:p text:style-name="P1"><text:soft-page-break/><text:span text:style-name="T1">نْيُومْبَ نْجٖيمَ نِ مْسِنْجِ <text:s/>* <text:s/>تَامُ يَ چَاءِ سِ رَنْجِ * </text:span></text:p>
      <text:p text:style-name="P1"><text:span text:style-name="T1">وٖينْڠِ مٖتِلِيوَ تَنْجِ <text:s/>* <text:s/>كْوَ فَخَارِ كُزٖنْڠٖيَ</text:span></text:p>
      <text:p text:style-name="P1"/>
      <text:p text:style-name="P1"><text:span text:style-name="T1">كِيوَ نِ لَزِيمَ سَانَ <text:s/>* <text:s/>هِيلٗ لَ كُؤَنْدَمَانَ * </text:span></text:p>
      <text:p text:style-name="P1"><text:span text:style-name="T1">شٖمٖڠِيٗ مْڤُلَانَ <text:s/>* <text:s/>أَنْدَمَنَانِ پَمٗويَ</text:span></text:p>
      <text:p text:style-name="P1"/>
      <text:p text:style-name="P1"><text:span text:style-name="T1">أَوْ مْوٖنْڠِينٖ يٗيٗوتٖ <text:s/>* <text:s/>مَهَرِيمُ نَ فُؤَاتٖ * </text:span></text:p>
      <text:p text:style-name="P1"><text:span text:style-name="T1">أَجِنَابُ سِمُؤَاتٖ <text:s/>* <text:s/>مْكٖؤٗ كُمْوَنْڠَلِيَ</text:span></text:p>
      <text:p text:style-name="P1"/>
      <text:p text:style-name="P1"><text:span text:style-name="T1">رَفِيكِ سِمُؤَامْنِ <text:s/>* <text:s/>أُكَمْتِيَ نْيُمْبَانِ * </text:span></text:p>
      <text:p text:style-name="P1"><text:span text:style-name="T1">إِيلَ ذَرُورَ فُلَانِ <text:s/>* <text:s/>سِكُويٖ إِكِتٗكٖيَ</text:span></text:p>
      <text:p text:style-name="P1"/>
      <text:p text:style-name="P1"><text:span text:style-name="T1">رَفِيكِ أُسِملِيچٖ <text:s/>* <text:s/>نِ زَئِيدِ هُويٗ مْچٖ * </text:span></text:p>
      <text:p text:style-name="P1"><text:span text:style-name="T1">كْوَ وَاءٗ مَامْبٗ يَ چٖيچٖ <text:s/>* <text:s/>هُوَ أُسٗلِذَنِيَ</text:span></text:p>
      <text:p text:style-name="P1"/>
      <text:p text:style-name="P1"><text:span text:style-name="T1">زِزِينِ كُتِيَ سِيمْبَ <text:s/>* <text:s/>نِ كَامَ مٗوتٗ نَ پَامْبَ * </text:span></text:p>
      <text:p text:style-name="P1"><text:span text:style-name="T1">مَارَ مٗويَ هُزِسُومْبَ <text:s/>* <text:s/>نَ يِيڤُ لِكَسَلِيَ</text:span></text:p>
      <text:p text:style-name="P1"><text:soft-page-break/></text:p>
      <text:p text:style-name="P1"><text:span text:style-name="T1">رَفِيكِ كِنْڠِيَ نْدَانِ <text:s/>* <text:s/>سِكُويٖ أُكَتَمَانِ * </text:span></text:p>
      <text:p text:style-name="P1"><text:span text:style-name="T1">سَامْبٖ أٗونَ نِ نْيُمْبَانِ <text:s/>* <text:s/>هٖئٖ أُتَيِتٗنْڠٖيَ</text:span></text:p>
      <text:p text:style-name="P1"/>
      <text:p text:style-name="P1"><text:span text:style-name="T1">هِيٗ كْوٖيتُ سِيٗ مِيلَ <text:s/>* <text:s/>كُنْڠِيَ كُولَ مَهَالَ * </text:span></text:p>
      <text:p text:style-name="P1"><text:span text:style-name="T1">پَاسِ هٗودِ نَ سُمِيلَ <text:s/>* <text:s/>سِيٗ يٖيتُ مَزٗوٖيَ</text:span></text:p>
      <text:p text:style-name="P1"/>
      <text:p text:style-name="P1"><text:span text:style-name="T1">يَلِنَكَازِ مَدَاكَ <text:s/>* <text:s/>نِ وَڠٖينِ كُوَدَاكَ * </text:span></text:p>
      <text:p text:style-name="P1"><text:span text:style-name="T1">مَدَاكَ نِ كُوَوٖيكَ <text:s/>* <text:s/>نَ نْدَانِ كُتٗتُنْڠِيَ</text:span></text:p>
      <text:p text:style-name="P1"/>
      <text:p text:style-name="P1"><text:span text:style-name="T1">إِيلَ أَاوٖ نِ مْڠٖينِ <text:s/>* <text:s/>وَ كُشُكِيَ نْيُمْبَانِ * </text:span></text:p>
      <text:p text:style-name="P1"><text:span text:style-name="T1">هُنْڠِيَ نَ هَمُؤٗونِ <text:s/>* <text:s/>أَلِيٗ نْدَانِ ممٗويَ</text:span></text:p>
      <text:p text:style-name="P1"/>
      <text:p text:style-name="P1"><text:span text:style-name="T1">نَ أُچٖينْدَ سَفَرِينِ <text:s/>* <text:s/>كَشُكِيٖ هٗتٖلِينِ * </text:span></text:p>
      <text:p text:style-name="P1"><text:span text:style-name="T1">سِپٖينْدٖ سَانَ نْيُمْبَانِ <text:s/>* <text:s/>إِيلَ نِ كُپِيتَ نْدِيَ</text:span></text:p>
      <text:p text:style-name="P1"/>
      <text:p text:style-name="P1"><text:span text:style-name="T1">أُكِمْوٖنْدٖيَ نْيُمْبَانِ <text:s/>* <text:s/>مْوٖينْيٖ تٗوتٗ مَسِكَانِ * </text:span></text:p>
      <text:p text:style-name="P1"><text:soft-page-break/><text:span text:style-name="T1">أَوْ أَالٗ مَسِكِينِ <text:s/>* <text:s/>تَأَبُونِ هُمْتِيَ</text:span></text:p>
      <text:p text:style-name="P1"/>
      <text:p text:style-name="P1"><text:span text:style-name="T1">نَ إِوَاپٗ هُونَ بُودِ <text:s/>* <text:s/>هُكُفَانْيَ كْوَ كَسِيدِ * </text:span></text:p>
      <text:p text:style-name="P1"><text:span text:style-name="T1">سِيكُ تَاتُ أُسِزِيدِ <text:s/>* <text:s/>سِؤٗنْڠٖيزٖ هَاتَ مٗويَ</text:span></text:p>
      <text:p text:style-name="P1"/>
      <text:p text:style-name="P1"><text:span text:style-name="T1">نَ هِيلٗ وٖيوٖ سِتٖينْدٖ <text:s/>* <text:s/>إِيلَ مَامْبٗ يَكُشِينْدٖ * </text:span></text:p>
      <text:p text:style-name="P1"><text:span text:style-name="T1">مْتٖرٖيمْكٗ سِپٖينْدٖ <text:s/>* <text:s/>نْيٗونْڠٗ هُكُتُمْبُكِيَ</text:span></text:p>
      <text:p text:style-name="P1"/>
      <text:p text:style-name="P1"><text:span text:style-name="T1">لٗجِينْڠِ كِيوَ هَپَانَ <text:s/>* <text:s/>أَوْ مْفُكٗونِ هُونَ * </text:span></text:p>
      <text:p text:style-name="P1"><text:span text:style-name="T1">نٖينْدَ كْوَ هَذَارِ سَانَ <text:s/>* <text:s/>كَامَ كُپٗتٖيَ نْدِيَ</text:span></text:p>
      <text:p text:style-name="P1"/>
      <text:p text:style-name="P1"><text:span text:style-name="T1">كِيوَ مْتُ مٖكْوَلِيكَ <text:s/>* <text:s/>نِ وَجِيبُ كُئِتِيكَ * </text:span></text:p>
      <text:p text:style-name="P1"><text:span text:style-name="T1">شُغُولِ كِمَلِزِيكَ <text:s/>* <text:s/>مُسِوٖيكٖ مَزٗوٖيَ</text:span></text:p>
      <text:p text:style-name="P1"/>
      <text:p text:style-name="P1"><text:span text:style-name="T1">نَ وٖيوٖ كْوَاكٗ نْيُمْبَانِ <text:s/>* <text:s/>سِئِفَانْيٖ مْنٗ دُونِ * </text:span></text:p>
      <text:p text:style-name="P1"><text:span text:style-name="T1">كُوَ مْتُ وَسِتَانِ <text:s/>* <text:s/>كْوَ مَپَامْبٗ كُيِتِيَ</text:span></text:p>
      <text:p text:style-name="P1"/>
      <text:p text:style-name="P1"><text:soft-page-break/><text:span text:style-name="T1">مْتِلِيٖ مْكٖ وَاكٗ <text:s/>* <text:s/>زِيتُ كْوَ كَدِيرِ يَاكٗ * </text:span></text:p>
      <text:p text:style-name="P1"><text:span text:style-name="T1">إِكِيوَ نَفَاسِ إِيكٗ <text:s/>* <text:s/>سِبَانٖ أُكَزِوِيَ</text:span></text:p>
      <text:p text:style-name="P1"/>
      <text:p text:style-name="P1"><text:span text:style-name="T1">إِيوٖ مَرِدَادِ نْيُومْبَ <text:s/>* <text:s/>نَ كْوَ زِيتُ كُئِپَامْبَ * </text:span></text:p>
      <text:p text:style-name="P1"><text:span text:style-name="T1">فٖشٖينِ أَمْبَازٗ كْوَامْبَ <text:s/>* <text:s/>كَامَ يٖيٖ هُتُمِيَ</text:span></text:p>
      <text:p text:style-name="P1"/>
      <text:p text:style-name="P1"><text:span text:style-name="T1">مْتِلِيٖ كُولَ كِيتُ <text:s/>* <text:s/>أَاوٖ كَامَ وٖينْدٖ وَاتُ * </text:span></text:p>
      <text:p text:style-name="P1"><text:span text:style-name="T1">سِمْوَمْبِيٖ مِيمِ كْوٖيتُ <text:s/>* <text:s/>هَايَ سِكُيَزٗوٖيَ</text:span></text:p>
      <text:p text:style-name="P1"/>
      <text:p text:style-name="P1"><text:span text:style-name="T1">أَكِيوَ مْبوَ مِنَزِينِ <text:s/>* <text:s/>أُكِمُئٖيتَ مُيِينِ * </text:span></text:p>
      <text:p text:style-name="P1"><text:span text:style-name="T1">سِمُوَاتٖ كُتَمَانِ <text:s/>* <text:s/>زَ وٖينْدٖ كِشُهُدِيَ</text:span></text:p>
      <text:p text:style-name="P1"/>
      <text:p text:style-name="P1"><text:span text:style-name="T1">أُكِيوَ أُمٖئَمُوَ <text:s/>* <text:s/>مُيِينِ كُمْتُكُوَ * </text:span></text:p>
      <text:p text:style-name="P1"><text:span text:style-name="T1">مْفَنْيِئٖ سَوَسَاوَ <text:s/>* <text:s/>سَامْبٖ سِ يَ كْوٖينُ هَايَ</text:span></text:p>
      <text:p text:style-name="P1"/>
      <text:p text:style-name="P1"><text:span text:style-name="T1">سِمْوَمْبِيٖ زِيتُ هِيزِ <text:s/>* <text:s/>كْوٖينُ كُپَاتَ هُوٖيزِ * </text:span></text:p>
      <text:p text:style-name="P1"><text:span text:style-name="T1">كْوٖينُ نِ كَامَ كِزِيزِ <text:s/>* <text:s/>هُكُؤٗونَ مَزُلِيَ</text:span></text:p>
      <text:p text:style-name="P1"><text:soft-page-break/></text:p>
      <text:p text:style-name="P1"><text:span text:style-name="T1">نَ چَكُولَ كَذَلِيكَ <text:s/>* <text:s/>مْپٖ أَنَچٗكِتَاكَ * </text:span></text:p>
      <text:p text:style-name="P1"><text:span text:style-name="T1">أَمْبَاچٗ تَفُرَهِيكَ <text:s/>* <text:s/>مْوٖنْيٖيوٖ مٖكِزٗوٖيَ</text:span></text:p>
      <text:p text:style-name="P1"/>
      <text:p text:style-name="P1"><text:span text:style-name="T1">أَكِپٖينْدَ بِرِيَانِ <text:s/>* <text:s/>مْپٖ مْوَانَ سِمْخِينِ * </text:span></text:p>
      <text:p text:style-name="P1"><text:span text:style-name="T1">مَأَدَامُ مْفُكٗونِ <text:s/>* <text:s/>أَكِيبَ إِمٖسَلِيَ</text:span></text:p>
      <text:p text:style-name="P1"/>
      <text:p text:style-name="P1"><text:span text:style-name="T1">سِيكُ أَكِتَاكَ سِيمَ <text:s/>* <text:s/>سِمْوَمْبِيٖ إٖيوٖ مَامَ * </text:span></text:p>
      <text:p text:style-name="P1"><text:span text:style-name="T1">كُولَ مْتٖئٖ لَزِيمَ <text:s/>* <text:s/>مِيمِ سِتَاكِ أُذِيَ</text:span></text:p>
      <text:p text:style-name="P1"/>
      <text:p text:style-name="P1"><text:span text:style-name="T1">مُؤَتِيَ نَ خِيَارِ <text:s/>* <text:s/>أَپٖنْدَاچٗ أَخِتَارِ * </text:span></text:p>
      <text:p text:style-name="P1"><text:span text:style-name="T1">سِمْكَازٖ سِ أُزُورِ <text:s/>* <text:s/>مَشَرُوتِ كُمْوٖكٖيَ</text:span></text:p>
      <text:p text:style-name="P1"/>
      <text:p text:style-name="P1"><text:span text:style-name="T1">إِيلَ كِلِيچٗ هَرَامُ <text:s/>* <text:s/>هِيلٗ سِكِيرِ فَهَامُ * </text:span></text:p>
      <text:p text:style-name="P1"><text:span text:style-name="T1">هَرَامُ نَ كُولَ سُومُ <text:s/>* <text:s/>شَرِيَ إِمٖزِوِيَ</text:span></text:p>
      <text:p text:style-name="P1"/>
      <text:p text:style-name="P1"><text:span text:style-name="T1">أَامَ كُهُوسُ مَڤَازِ <text:s/>* <text:s/>يَ كَايٖ نَ سِيكُ هِيزِ * </text:span></text:p>
      <text:p text:style-name="P1"><text:soft-page-break/><text:span text:style-name="T1">سِكِيرِ يَ كْوٖينْدَ وَازِ <text:s/>* <text:s/>مِشٗونٗ يَاسٗ نَ هَايَ</text:span></text:p>
      <text:p text:style-name="P1"/>
      <text:p text:style-name="P1"><text:span text:style-name="T1">كْوٖيتُ سِيسِ إِسِلَامُ <text:s/>* <text:s/>مَڤَازِ كِيتُ مُهِيمُ * </text:span></text:p>
      <text:p text:style-name="P1"><text:span text:style-name="T1">نَ سِيسِ يَتُلَزِيمُ <text:s/>* <text:s/>يَ زِپِيمٗ كْوَنْڠَلِيَ</text:span></text:p>
      <text:p text:style-name="P1"/>
      <text:p text:style-name="P1"><text:span text:style-name="T1">مْپٖ مْوٖنْيٖيوٖ نَفَاسِ <text:s/>* <text:s/>يَ كُتٖؤُوَ لِبَاسِ * </text:span></text:p>
      <text:p text:style-name="P1"><text:span text:style-name="T1">لَاكٗ وٖيوٖ نِ فُلُوسِ <text:s/>* <text:s/>تٗوَ زَ كُنُنُلِيَ</text:span></text:p>
      <text:p text:style-name="P1"/>
      <text:p text:style-name="P1"><text:span text:style-name="T1">مْپٖ يَاكٗ مَشَرُوتِ <text:s/>* <text:s/>زَ مْشٗونٗ كُذِبِيتِ * </text:span></text:p>
      <text:p text:style-name="P1"><text:span text:style-name="T1">أَكِخَلِيفُ مٖهِيتِ <text:s/>* <text:s/>نِ هَاكِ كُمزِوِيَ</text:span></text:p>
      <text:p text:style-name="P1"/>
      <text:p text:style-name="P1"><text:span text:style-name="T1">أَامَ كِتَمْبَاءَ ڠَانِ <text:s/>* <text:s/>كِكُؤُلِيزَ مْوٖنْدَانِ * </text:span></text:p>
      <text:p text:style-name="P1"><text:span text:style-name="T1">أَوْ نِ إِيپِ لَؤُونِ <text:s/>* <text:s/>وٖيوٖ وَئِفُرَهِيَ</text:span></text:p>
      <text:p text:style-name="P1"/>
      <text:p text:style-name="P1"><text:span text:style-name="T1">هَاپٗ مَكٗوسَ هَپَانَ <text:s/>* <text:s/>كِكُؤُلِيزَ كُنٖينَ * </text:span></text:p>
      <text:p text:style-name="P1"><text:span text:style-name="T1">رَانْڠِ هِينِ نَئِٗونَ <text:s/>* <text:s/>مَتٗونِ إِمٖنِنْڠِيَ</text:span></text:p>
      <text:p text:style-name="P1"/>
      <text:p text:style-name="P1"><text:soft-page-break/><text:span text:style-name="T1">أَامَ كِيوَ نِ تَمَاشَ <text:s/>* <text:s/>وَتَاكَ مْفُرَهِيشَ * </text:span></text:p>
      <text:p text:style-name="P1"><text:span text:style-name="T1">سِ هَاجَ كُمُؤٗنٖيشَ <text:s/>* <text:s/>مَؤٗنِيٖ كْوَنْڠَلِيَ</text:span></text:p>
      <text:p text:style-name="P1"/>
      <text:p text:style-name="P1"><text:span text:style-name="T1">كَاتَ أُتَكَچٗپٖينْدَ <text:s/>* <text:s/>أُمْتُنُكِيٖ نْيٗونْدَ * </text:span></text:p>
      <text:p text:style-name="P1"><text:span text:style-name="T1">نَاوٖ هِيلِ أُكِتٖينْدَ <text:s/>* <text:s/>چٗچٗوتٖ تَكٗنْڠٗوٖيَ</text:span></text:p>
      <text:p text:style-name="P1"/>
      <text:p text:style-name="P1"><text:span text:style-name="T1">مْكٖ وَاكٗ سِمْذِيكِ <text:s/>* <text:s/>سِمْوَمْبِيٖ سِينَ هِيكِ * </text:span></text:p>
      <text:p text:style-name="P1"><text:span text:style-name="T1">نَ نْيِينْڠِ مْنٗ سِتَاكِ <text:s/>* <text:s/>سِزٗوٖيٖ كُتُمِيَ</text:span></text:p>
      <text:p text:style-name="P1"/>
      <text:p text:style-name="P1"><text:span text:style-name="T1">مْپٖ كْوَ يَاكٗ كَدِيرِ <text:s/>* <text:s/>أُسِفَانْيٖ تَقتِيرِ * </text:span></text:p>
      <text:p text:style-name="P1"><text:span text:style-name="T1">نِ توَبِيَ سِ نْزُورِ <text:s/>* <text:s/>أُبَخِيلِ كْوٖينْيٖ هَايَ</text:span></text:p>
      <text:p text:style-name="P1"/>
      <text:p text:style-name="P1"><text:span text:style-name="T1">نَ وٖيوٖ أُپَانْدٖ وَاكٗ <text:s/>* <text:s/>إِپَامْبٖ كِيَاسِ چَاكٗ * </text:span></text:p>
      <text:p text:style-name="P1"><text:span text:style-name="T1">بٗورَ أُسِڤُونْدٖ مِيكٗ <text:s/>* <text:s/>خَتِيَانِ أُكَنْڠِيَ</text:span></text:p>
      <text:p text:style-name="P1"/>
      <text:p text:style-name="P1"><text:span text:style-name="T1">كُوَ مْتُ مَرِدَادِ <text:s/>* <text:s/>أُتُونْڠٖ يَاكٗ جَسَادِ * </text:span></text:p>
      <text:p text:style-name="P1"><text:span text:style-name="T1">هَاتَ كُفُكِيزَ أُودِ <text:s/>* <text:s/>أُكِوٖيزَ سِ خَتِيَ</text:span></text:p>
      <text:p text:style-name="P1"><text:soft-page-break/></text:p>
      <text:p text:style-name="P1"><text:span text:style-name="T1">إِوٖيكٖ أُوٖ نَذِيفُ <text:s/>* <text:s/>سِؤٗنٖكَانٖ مْچَافُ * </text:span></text:p>
      <text:p text:style-name="P1"><text:span text:style-name="T1">هِينِ نِ سُوننَ تُكُوفُ <text:s/>* <text:s/>يَ تُومْوَ وٖيتُ نَبِيَ</text:span></text:p>
      <text:p text:style-name="P1"/>
      <text:p text:style-name="P1"><text:span text:style-name="T1">كِيوَ نْيٖئٖ أُمٖوٖيكَ <text:s/>* <text:s/>زَنْڠَلِيٖ كَذَلِيكَ * </text:span></text:p>
      <text:p text:style-name="P1"><text:span text:style-name="T1">سِوَاتٖ كُسٗكٗتٖيكَ <text:s/>* <text:s/>شُنْڠُرُورُ كُسَلِيَ</text:span></text:p>
      <text:p text:style-name="P1"/>
      <text:p text:style-name="P1"><text:span text:style-name="T1">إِكِيوَ وَفُرَهِيكَ <text:s/>* <text:s/>مْكٖؤٗ أَكِپَمْبِيكَ * </text:span></text:p>
      <text:p text:style-name="P1"><text:span text:style-name="T1">يُوَ نَيٖيٖ هُتَاكَ <text:s/>* <text:s/>نَاوٖ أُوٖ هُڤُتِيَ</text:span></text:p>
      <text:p text:style-name="P1"/>
      <text:p text:style-name="P1"><text:span text:style-name="T1">هِيٗ نَايٖ نْدَاكٖ هَاكِ <text:s/>* <text:s/>تَكُوَ هَفُرَهِيكِ * </text:span></text:p>
      <text:p text:style-name="P1"><text:span text:style-name="T1">إِوَاپٗ هُشُغُلِيكِ <text:s/>* <text:s/>مُئِلِؤٗ كْوَنْڠَلِيَ</text:span></text:p>
      <text:p text:style-name="P1"/>
      <text:p text:style-name="P1"><text:span text:style-name="T1">نَايٖ پِيَ هُتَمَانِ <text:s/>* <text:s/>أَكِكُؤٗونَ نْدِئَانِ * </text:span></text:p>
      <text:p text:style-name="P1"><text:span text:style-name="T1">أُوٖ نَاوٖ هِسَبُونِ <text:s/>* <text:s/>پٖينْيٖ وَاتُ أُتَنْڠِيَ</text:span></text:p>
      <text:p text:style-name="P1"/>
      <text:p text:style-name="P1"><text:span text:style-name="T1">أَوْ كِيوَ يَاكٗ كَازِ <text:s/>* <text:s/>كُتٖينْدَ هَايَ هُوٖيزِ * </text:span></text:p>
      <text:p text:style-name="P1"><text:soft-page-break/><text:span text:style-name="T1">وِسَاپٗ ڤُوَ مَڠٗوزِ <text:s/>* <text:s/>سِڤَاءٖ كُتٖمْبٖلٖيَ</text:span></text:p>
      <text:p text:style-name="P1"/>
      <text:p text:style-name="P1"><text:span text:style-name="T1">سِتٖمْبٖئٖ نَ مَڠوَانْدَ <text:s/>* <text:s/>وَالَ هَرُوفُ زَ ن’ڠٗونْدَ * </text:span></text:p>
      <text:p text:style-name="P1"><text:span text:style-name="T1">فَهَامُ وَاتُ هُتُونْدَ <text:s/>* <text:s/>نَ أَكِلِينِ هُتِيَ</text:span></text:p>
      <text:p text:style-name="P1"/>
      <text:p text:style-name="P1"><text:span text:style-name="T1">نَ كَذَلِيكَ أُلِيمِ <text:s/>* <text:s/>إِپِينْدٖ أُوٖ هُسٖيمِ * </text:span></text:p>
      <text:p text:style-name="P1"><text:span text:style-name="T1">يَالٗ مَاوِ هُؤَتَامِ <text:s/>* <text:s/>مْكٖ وَاكٗ كُمْوَمْبِيَ</text:span></text:p>
      <text:p text:style-name="P1"/>
      <text:p text:style-name="P1"><text:span text:style-name="T1">مْنٗ سَانَ جِتَهِيدِ <text:s/>* <text:s/>كْوَ مَنٖينٗ مَرِدَادِ * </text:span></text:p>
      <text:p text:style-name="P1"><text:span text:style-name="T1">وَاكٖ هُتَاكَ زَئِيدِ <text:s/>* <text:s/>يَالٗ تَامُ كُسِكِيَ</text:span></text:p>
      <text:p text:style-name="P1"/>
      <text:p text:style-name="P1"><text:span text:style-name="T1">نٖينَ نَايٖ كْوَ ذِهَاكَ <text:s/>* <text:s/>أَفُرَاهِ أَكِچٖيكَ * </text:span></text:p>
      <text:p text:style-name="P1"><text:span text:style-name="T1">مْوَنَامْكٖ هُؤُذِيكَ <text:s/>* <text:s/>مْنٗ كُمْنْيَمَلِيَ</text:span></text:p>
      <text:p text:style-name="P1"/>
      <text:p text:style-name="P1"><text:span text:style-name="T1">مْفَنْيِئٖ نَ أُبِيشِ <text:s/>* <text:s/>كْوَ مَنٖينٗ يَاسٗ غَاشِ * </text:span></text:p>
      <text:p text:style-name="P1"><text:span text:style-name="T1">نَ كْوَاكٖ كُوَ مْتٖيشِ <text:s/>* <text:s/>بِيلَ يَ كُپِنْدُكِيَ</text:span></text:p>
      <text:p text:style-name="P1"/>
      <text:p text:style-name="P1"><text:soft-page-break/><text:span text:style-name="T1">مْوَنَامْكٖ أَهِتَاجِ <text:s/>* <text:s/>كُڤِيشْوَ لَاسِ فَتَاجِ * </text:span></text:p>
      <text:p text:style-name="P1"><text:span text:style-name="T1">كْوَ هِيلٗ كُوَ مْپَاجِ <text:s/>* <text:s/>أُسِچٗوكٖ كُمْوَمْبِيَ</text:span></text:p>
      <text:p text:style-name="P1"/>
      <text:p text:style-name="P1"><text:span text:style-name="T1">مْوَمْبِيٖ كُولَ نَامْنَ <text:s/>* <text:s/>سِيفَ زَاكٖ تٖينَ سَانَ * </text:span></text:p>
      <text:p text:style-name="P1"><text:span text:style-name="T1">مْفَانٗ أُكِمُؤٗونَ <text:s/>* <text:s/>نْيٖئٖ مٖفُونْڠَ أُپِيَ</text:span></text:p>
      <text:p text:style-name="P1"/>
      <text:p text:style-name="P1"><text:span text:style-name="T1">كِيوَ مٖسُوكَ مِكِيلِ <text:s/>* <text:s/>أَوْ كُرُونِ مَوِيلِ * </text:span></text:p>
      <text:p text:style-name="P1"><text:span text:style-name="T1">سِلِوَاتٖ يَامْبٗ هِيلِ <text:s/>* <text:s/>بِيلَ يَ كُلِتُمِيَ</text:span></text:p>
      <text:p text:style-name="P1"/>
      <text:p text:style-name="P1"><text:span text:style-name="T1">مْوَمْبِيٖ أُمٖپٖنْدٖيزَ <text:s/>* <text:s/>كْوَ نْيٖئٖ كُزِتٖنْڠٖيزَ * </text:span></text:p>
      <text:p text:style-name="P1"><text:span text:style-name="T1">سِينَ بُودِ تَكُتُنْزَ <text:s/>* <text:s/>أُمْشُومُ مَارَ مٗويَ</text:span></text:p>
      <text:p text:style-name="P1"/>
      <text:p text:style-name="P1"><text:span text:style-name="T1">كِيوَ أَمٖتِيَ وَانْدَ <text:s/>* <text:s/>مْوَمْبِيٖ مْنٗ نَپٖينْدَ * </text:span></text:p>
      <text:p text:style-name="P1"><text:span text:style-name="T1">سِئِفَانْيٖ هُكُتُونْدَ <text:s/>* <text:s/>أَوْ هُكُمْوَنْڠَلِيَ</text:span></text:p>
      <text:p text:style-name="P1"/>
      <text:p text:style-name="P1"><text:span text:style-name="T1">كِجِفُونْڠَ أَسُمِينِ <text:s/>* <text:s/>أَوْ كِكُوبَ كِتوَانِ * </text:span></text:p>
      <text:p text:style-name="P1"><text:span text:style-name="T1">سِچٖلٖيوٖ كُبَئِينِ <text:s/>* <text:s/>نٖينٗ لٖيمَ كُمْوَمْبِيَ</text:span></text:p>
      <text:p text:style-name="P1"><text:soft-page-break/></text:p>
      <text:p text:style-name="P1"><text:span text:style-name="T1">يَأَنِ كُولَ وَكَاتِ <text:s/>* <text:s/>مْوَمْبِيٖ كِيتُ كَتِيتِ * </text:span></text:p>
      <text:p text:style-name="P1"><text:span text:style-name="T1">نَ كَامَ بُوبوِ سِكٖيتِ <text:s/>* <text:s/>أَوْ دُوكٗ تٗونْڠٗ پِيَ</text:span></text:p>
      <text:p text:style-name="P1"/>
      <text:p text:style-name="P1"><text:span text:style-name="T1">پِيَ مْپٖ شُكُرَانِ <text:s/>* <text:s/>كْوَ شُغُولِ زَ نْيُمْبَانِ * </text:span></text:p>
      <text:p text:style-name="P1"><text:span text:style-name="T1">مْفَانٗ پِلَاءُ هِينِ <text:s/>* <text:s/>مْنٗ أُمٖئِپَتِيَ</text:span></text:p>
      <text:p text:style-name="P1"/>
      <text:p text:style-name="P1"><text:span text:style-name="T1">أُسِچٗوكٖ كُمْسِيفُ <text:s/>* <text:s/>كْوَ نْيُومْبَ كُوَ نَذِيفُ * </text:span></text:p>
      <text:p text:style-name="P1"><text:span text:style-name="T1">نَ أُكِؤٗونَ أُچَافُ <text:s/>* <text:s/>أُسِيوٖ تَمُؤُكِيَ</text:span></text:p>
      <text:p text:style-name="P1"/>
      <text:p text:style-name="P1"><text:span text:style-name="T1">نَ فَرَاغَ أُكِپَاتَ <text:s/>* <text:s/>مْبٖئٖ يَاكٗ كِكُپِيتَ * </text:span></text:p>
      <text:p text:style-name="P1"><text:span text:style-name="T1">أُسِيوٖ أُتَمُؤَاتَ <text:s/>* <text:s/>مْكٗونٗ كُمْپٖكٖيَ</text:span></text:p>
      <text:p text:style-name="P1"/>
      <text:p text:style-name="P1"><text:span text:style-name="T1">مْشِيكٖ وَاكٖ مْكٗونٗ <text:s/>* <text:s/>وَالَ سِمْكَازٖ مْنٗ * </text:span></text:p>
      <text:p text:style-name="P1"><text:span text:style-name="T1">هُتٗوشَ نُكُوتَ تَانٗ <text:s/>* <text:s/>أُجُومْبٖ كُمْپٖكٖيَ</text:span></text:p>
      <text:p text:style-name="P1"/>
      <text:p text:style-name="P1"><text:span text:style-name="T1">كِيوَ أَمٖكُكَبِيلِ <text:s/>* <text:s/>سِئِتِيٖ مَشُغُولِ * </text:span></text:p>
      <text:p text:style-name="P1"><text:soft-page-break/><text:span text:style-name="T1">إِنُوَ يَاكٗ مَوِيلِ <text:s/>* <text:s/>نَ يَاكٖ كُمْوٖلٖكٖيَ</text:span></text:p>
      <text:p text:style-name="P1"/>
      <text:p text:style-name="P1"><text:span text:style-name="T1">وَاتَ مَاتٗ يَفُمَانٖ <text:s/>* <text:s/>كَتِيتِ يَنْڠَلِيَانٖ * </text:span></text:p>
      <text:p text:style-name="P1"><text:span text:style-name="T1">كْوَ أُلِيمِ أُسِنٖينٖ <text:s/>* <text:s/>لُوغَ يَ مَاتٗ تُمِيَ</text:span></text:p>
      <text:p text:style-name="P1"/>
      <text:p text:style-name="P1"><text:span text:style-name="T1">مَاتٗ يَانَ لُوغَ تَامُ <text:s/>* <text:s/>هُنٖينَ مُكَفَهَامُ * </text:span></text:p>
      <text:p text:style-name="P1"><text:span text:style-name="T1">مَاتٗ كِؤُونْڠٗ مُهِيمُ <text:s/>* <text:s/>چَ هُوبَ كُپَلِلِيَ</text:span></text:p>
      <text:p text:style-name="P1"/>
      <text:p text:style-name="P1"><text:span text:style-name="T1">مَاتٗ يَانَ كُؤُ سِيرِ <text:s/>* <text:s/>نَ مَارَ هُكُؤَذِيرِ * </text:span></text:p>
      <text:p text:style-name="P1"><text:span text:style-name="T1">كَكُتٗلٖيَ خَبَارِ <text:s/>* <text:s/>مٗيٗونِ أُلٗزِوِيَ</text:span></text:p>
      <text:p text:style-name="P1"/>
      <text:p text:style-name="P1"><text:span text:style-name="T1">هِيلِ نِمٖنٖينَ سَانَ <text:s/>* <text:s/>نِ مُهِيمُ نَلِؤٗونَ * </text:span></text:p>
      <text:p text:style-name="P1"><text:span text:style-name="T1">وَالَ غَرَامَ هَلِينَ <text:s/>* <text:s/>نَ سِ كَازِ كُتُمِيَ</text:span></text:p>
      <text:p text:style-name="P1"/>
      <text:p text:style-name="P1"><text:span text:style-name="T1">وَلَكِينِ سِ سَهَالِ <text:s/>* <text:s/>كْوَ كُلَّ أَالٗ مْڤُولِ * </text:span></text:p>
      <text:p text:style-name="P1"><text:span text:style-name="T1">كْوَ وَنْڠِينٖ نِ ثَكِيلِ <text:s/>* <text:s/>كَاتُ هَوَكُزٗوٖيَ</text:span></text:p>
      <text:p text:style-name="P1"/>
      <text:p text:style-name="P1"><text:soft-page-break/><text:span text:style-name="T1">مْبِينُ هِيزِ إِزٗئٖيزٖ <text:s/>* <text:s/>زِتُمِيٖ سِزِپُوزٖ * </text:span></text:p>
      <text:p text:style-name="P1"><text:span text:style-name="T1">أُتَؤٗونَ فَئِدَازٖ <text:s/>* <text:s/>مْوٖنْيٖيوٖ تَشُهُدِيَ</text:span></text:p>
      <text:p text:style-name="P1"/>
      <text:p text:style-name="P1"><text:span text:style-name="T1">مَامْبٗ هَيَانَ غَرَامَ <text:s/>* <text:s/>كْوَنْڠَلِيَ نَ كُسٖيمَ * </text:span></text:p>
      <text:p text:style-name="P1"><text:span text:style-name="T1">نَ مْتُ مْكٖ دَئِيمَ <text:s/>* <text:s/>كَامَ هَايَ هُزٖنْڠٖيَ</text:span></text:p>
      <text:p text:style-name="P1"/>
      <text:p text:style-name="P1"><text:span text:style-name="T1">مْكٖ هُوَ أُونَ مْوَاكٗ <text:s/>* <text:s/>كُيُوَ مَؤٗونِ يَاكٗ * </text:span></text:p>
      <text:p text:style-name="P1"><text:span text:style-name="T1">كُسِكِيَ نٖينٗ لَاكٗ <text:s/>* <text:s/>نِ هَاجَ أَهِتَجِيَ</text:span></text:p>
      <text:p text:style-name="P1"/>
      <text:p text:style-name="P1"><text:span text:style-name="T1">يُوَ هَتٗشٖيكِ مْكٖ <text:s/>* <text:s/>كُڤَاءَ نَ كُولَ كْوَاكٖ * </text:span></text:p>
      <text:p text:style-name="P1"><text:span text:style-name="T1">أَتَاكَ نَ أُوتُ وَاكٖ <text:s/>* <text:s/>نَ هِشِيمَ كُمْوٖكٖيَ</text:span></text:p>
      <text:p text:style-name="P1"/>
      <text:p text:style-name="P1"><text:span text:style-name="T1">كُولَ أَالٗ مْتُ مْكٖ <text:s/>* <text:s/>هِيلِ نْدِيلٗ أُومْبٗ لَاكٖ * </text:span></text:p>
      <text:p text:style-name="P1"><text:span text:style-name="T1">لَ مَپَامْبٗ هِيلٗ كْوَاكٖ <text:s/>* <text:s/>نِ يَامْبٗ مٖيَزٗوٖيَ</text:span></text:p>
      <text:p text:style-name="P1"/>
      <text:p text:style-name="P1"><text:span text:style-name="T1">هُتٗكٖيَ كْوَ نَدِيرَ <text:s/>* <text:s/>كْوَ هِيلِ وَسٗئِكٖيرَ * </text:span></text:p>
      <text:p text:style-name="P1"><text:span text:style-name="T1">هِينَ هَپٖينْدِ كُچٗورَ <text:s/>* <text:s/>نَ وَالَ وَانْدَ كُتِيَ</text:span></text:p>
      <text:p text:style-name="P1"><text:soft-page-break/></text:p>
      <text:p text:style-name="P1"><text:span text:style-name="T1">هَانَ هَايٗ مَشُغُولِ <text:s/>* <text:s/>نِ كَامَ مْتُ مْڤُولِ * </text:span></text:p>
      <text:p text:style-name="P1"><text:span text:style-name="T1">يَ أُرٖيمْبٗ هَيَجَالِ <text:s/>* <text:s/>وَالَ هَكُيَزٗوٖيَ</text:span></text:p>
      <text:p text:style-name="P1"/>
      <text:p text:style-name="P1"><text:span text:style-name="T1">كِيوَ نَاوٖ وَاكٗ مْكٖ <text:s/>* <text:s/>هِيلٗ سِ شُغُولِ يَاكٖ * </text:span></text:p>
      <text:p text:style-name="P1"><text:span text:style-name="T1">بَاسِ نَاوٖ سِسُمْبُوكٖ <text:s/>* <text:s/>مَشُغُولِ كُيِتِيَ</text:span></text:p>
      <text:p text:style-name="P1"/>
      <text:p text:style-name="P1"><text:span text:style-name="T1">نَ لٖنْڠِينٖ لَ ذَرُورَ <text:s/>* <text:s/>إِفُونْدٖ مْنٗ سُبِيرَ * </text:span></text:p>
      <text:p text:style-name="P1"><text:span text:style-name="T1">كُونَ مَامْبٗ يَ كُكٖيرَ <text:s/>* <text:s/>مَئِشَانِ يَتٗكٖيَ</text:span></text:p>
      <text:p text:style-name="P1"/>
      <text:p text:style-name="P1"><text:span text:style-name="T1">هَكُونَ مَئِيشَ تَامُ <text:s/>* <text:s/>يٖينْيٖ رَاهَ يَ كُدُومُ * </text:span></text:p>
      <text:p text:style-name="P1"><text:span text:style-name="T1">مَامْبٗ تَكُوَ مَڠُومُ <text:s/>* <text:s/>كِيوَ هُتٗڤُمِلِيَ</text:span></text:p>
      <text:p text:style-name="P1"/>
      <text:p text:style-name="P1"><text:span text:style-name="T1">كُونَ تَامُ نَ أُتُونْڠُ <text:s/>* <text:s/>كْوٖينْيٖ هُؤُ أُلِمْوٖينْڠُ * </text:span></text:p>
      <text:p text:style-name="P1"><text:span text:style-name="T1">يَلِئَانْدَ هَايَ تَانْڠُ <text:s/>* <text:s/>يَلِپٗؤُمْبوَ دُنِيَ</text:span></text:p>
      <text:p text:style-name="P1"/>
      <text:p text:style-name="P1"><text:span text:style-name="T1">هِينِ نْدِينٗ كَوَئِيدَ <text:s/>* <text:s/>كُونَ رَاهَ كُونَ شِيدَ * </text:span></text:p>
      <text:p text:style-name="P1"><text:soft-page-break/><text:span text:style-name="T1">نْدِيٗ يَ مَئِيشَ أَادَ <text:s/>* <text:s/>نَ وَاتُ هُوَپِتِيَ</text:span></text:p>
      <text:p text:style-name="P1"/>
      <text:p text:style-name="P1"><text:span text:style-name="T1">بَاسِ نَ كْوَاكٗ نْيُمْبَانِ <text:s/>* <text:s/>سِؤٗوتٖ كُوَ پٖپٗونِ * </text:span></text:p>
      <text:p text:style-name="P1"><text:span text:style-name="T1">مَأَدَامُ هَاپٗ نْدَانِ <text:s/>* <text:s/>سِ وٖيوٖ پوٖيكٖ ممٗويَ</text:span></text:p>
      <text:p text:style-name="P1"/>
      <text:p text:style-name="P1"><text:span text:style-name="T1">مْكٖ وَاكٗ سِ كِڤُولِ <text:s/>* <text:s/>بَالِ نِ مْتُ وَ پِيلِ * </text:span></text:p>
      <text:p text:style-name="P1"><text:span text:style-name="T1">أُونَ نَ يَاكٖ أَكِيلِ <text:s/>* <text:s/>أُونَ نَ أَلٗزٗوٖيَ</text:span></text:p>
      <text:p text:style-name="P1"/>
      <text:p text:style-name="P1"><text:span text:style-name="T1">أُسِتَاكٖ كْوَ لَزِيمَ <text:s/>* <text:s/>كُولَ يَامْبٗ أُكِسٖيمَ * </text:span></text:p>
      <text:p text:style-name="P1"><text:span text:style-name="T1">أَلِكُبَالِ دَئِيمَ <text:s/>* <text:s/>پَاپٗ هَاپٗ كُرِذِيَ</text:span></text:p>
      <text:p text:style-name="P1"/>
      <text:p text:style-name="P1"><text:span text:style-name="T1">مُؤَتِيٖ مَكَوَانْدَ <text:s/>* <text:s/>أَنٖينٖ أَنٗلِپٖينْدَ * </text:span></text:p>
      <text:p text:style-name="P1"><text:span text:style-name="T1">نَ كْوَ هُوجَ كِكُشِينْدَ <text:s/>* <text:s/>سِيوٖ ڤِيتٗ تَتُمِيَ</text:span></text:p>
      <text:p text:style-name="P1"/>
      <text:p text:style-name="P1"><text:span text:style-name="T1">أُكِؤٗونَ سَاوَ نْدَاكٖ <text:s/>* <text:s/>إِكُبَالِ أُرِذِيكٖ * </text:span></text:p>
      <text:p text:style-name="P1"><text:span text:style-name="T1">نَ وَالَ سِكَسِرِيكٖ <text:s/>* <text:s/>مْدٗومٗ كُمْفُنْڠِيَ</text:span></text:p>
      <text:p text:style-name="P1"/>
      <text:p text:style-name="P1"><text:soft-page-break/><text:span text:style-name="T1">كُبَالِ مٖزٗلِنٖينَ <text:s/>* <text:s/>أُمُؤُونْڠٖ تٖينَ سَانَ * </text:span></text:p>
      <text:p text:style-name="P1"><text:span text:style-name="T1">نَ فَئِيدَ أُتَؤٗونَ <text:s/>* <text:s/>مَامْبٗ تَأَنْدَامَ نْدِيَ</text:span></text:p>
      <text:p text:style-name="P1"/>
      <text:p text:style-name="P1"><text:span text:style-name="T1">نَ يٖيٖ كِكَسِرِيكَ <text:s/>* <text:s/>وٖيوٖ أُسِپَانْدٖ شُوكَ * </text:span></text:p>
      <text:p text:style-name="P1"><text:span text:style-name="T1">نَ أَكِزِيدِ أٗنْدٗوكَ <text:s/>* <text:s/>كِشِنْدوَ كُڤُمِيليَ</text:span></text:p>
      <text:p text:style-name="P1"/>
      <text:p text:style-name="P1"><text:span text:style-name="T1">مْوَنَانْڠُ مٗوتٗ تِزَامَ <text:s/>* <text:s/>هَؤُزِنْيِيكِ دَئِيمَ * </text:span></text:p>
      <text:p text:style-name="P1"><text:span text:style-name="T1">بَالِ هُزِيدِ رٗرٗومَ <text:s/>* <text:s/>كُونِ أُكِؤُتِلِيَ</text:span></text:p>
      <text:p text:style-name="P1"/>
      <text:p text:style-name="P1"><text:span text:style-name="T1">مٗوتٗ كِتٗتِيوَ كُونِ <text:s/>* <text:s/>أُتَزِنْيِيكَ مْوٖنْدَانِ * </text:span></text:p>
      <text:p text:style-name="P1"><text:span text:style-name="T1">نَ أُتٖيسِ وَ نْيُمْبَانِ <text:s/>* <text:s/>كُنِيزٖ نِ نٖينٗ بَايَ</text:span></text:p>
      <text:p text:style-name="P1"/>
      <text:p text:style-name="P1"><text:span text:style-name="T1">زِوِيَ وَاكٗ أُلِيمِ <text:s/>* <text:s/>سِيوٖ نَ مْوِينْڠِ أُسٖيمِ * </text:span></text:p>
      <text:p text:style-name="P1"><text:span text:style-name="T1">أُكِنٖينَ هَيَكٗومِ <text:s/>* <text:s/>مَنٖينٗ هُئٖنْدٖلٖيَ</text:span></text:p>
      <text:p text:style-name="P1"/>
      <text:p text:style-name="P1"><text:span text:style-name="T1">زِيدِ نَ كُئِكُكُوسَ <text:s/>* <text:s/>أُلِيمِ كُتٗتَپَاسَ * </text:span></text:p>
      <text:p text:style-name="P1"><text:span text:style-name="T1">زِيتَ زٖينُ زِتَكْوِيسَ <text:s/>* <text:s/>مٗوتٗ مَايِ هُتَتِيَ</text:span></text:p>
      <text:p text:style-name="P1"><text:soft-page-break/></text:p>
      <text:p text:style-name="P1"><text:span text:style-name="T1">نَ أَالٗ مُومٖ هٗدَارِ <text:s/>* <text:s/>كِشِنْدوَ يٖيٖ هُكِيرِ * </text:span></text:p>
      <text:p text:style-name="P1"><text:span text:style-name="T1">إِيلِ كْوٖپُوكَ دٗثَارِ <text:s/>* <text:s/>يَ أُوفَ سِينِ كُتِيَ</text:span></text:p>
      <text:p text:style-name="P1"/>
      <text:p text:style-name="P1"><text:span text:style-name="T1">سِينِ إِكِنْڠِيَ أُوفَ <text:s/>* <text:s/>هُپُنْڠُوَ زَاكٖ سِيفَ * </text:span></text:p>
      <text:p text:style-name="P1"><text:span text:style-name="T1">نَ مَهَابَ نَايٗ هُوفَ <text:s/>* <text:s/>أُكِيوَ مْوِينْڠِ أُذِيَ</text:span></text:p>
      <text:p text:style-name="P1"/>
      <text:p text:style-name="P1"><text:span text:style-name="T1">هَكُونَ كَاتُ هَكُونَ <text:s/>* <text:s/>كِؤُومْبٖ كَمِيلِ سَانَ * </text:span></text:p>
      <text:p text:style-name="P1"><text:span text:style-name="T1">نَ وَاتُ هُتُكُوَانَ <text:s/>* <text:s/>نْدِيپٗ وَئِيشِ پَمٗويَ</text:span></text:p>
      <text:p text:style-name="P1"/>
      <text:p text:style-name="P1"><text:span text:style-name="T1">كِيوَ لَزِيمَ وَتَاكَ <text:s/>* <text:s/>مْكٖ أَلٗكَمِلِيكَ * </text:span></text:p>
      <text:p text:style-name="P1"><text:span text:style-name="T1">جُوَ نَ وٖيوٖ هَكِيكَ <text:s/>* <text:s/>تَكُبِيدِ كُتِمِيَ</text:span></text:p>
      <text:p text:style-name="P1"/>
      <text:p text:style-name="P1"><text:span text:style-name="T1">أَاسٗ تَاءَ نِ تٗمٗومٗ <text:s/>* <text:s/>هُونُ نِ كْوٖيلِ مْسٖيمٗ * </text:span></text:p>
      <text:p text:style-name="P1"><text:span text:style-name="T1">وَاتُ هُپِتَانَ زِيمٗ <text:s/>* <text:s/>هُزِدِيَانَ توَبِيَ</text:span></text:p>
      <text:p text:style-name="P1"/>
      <text:p text:style-name="P1"><text:span text:style-name="T1">مْكٖ كِكُكَسِرِيشَ <text:s/>* <text:s/>جَرِيبُ كُيِكُمْبُوشَ * </text:span></text:p>
      <text:p text:style-name="P1"><text:soft-page-break/><text:span text:style-name="T1">پِيَ هُكُفُرَهِيشَ <text:s/>* <text:s/>مٖزَانِ هِينِ تُمِيَ</text:span></text:p>
      <text:p text:style-name="P1"/>
      <text:p text:style-name="P1"><text:span text:style-name="T1">أُسِيَؤٗونٖ يَ جٗونْڠٗ <text:s/>* <text:s/>كْوَ مٖيمَ أُكَاوَ تٗونْڠٗ * </text:span></text:p>
      <text:p text:style-name="P1"><text:span text:style-name="T1">سَنْڠَلِيٖ پٖينْيٖ پٖينْڠٗ <text:s/>* <text:s/>كَوَاتَ پَلٗتِمِيَ</text:span></text:p>
      <text:p text:style-name="P1"/>
      <text:p text:style-name="P1"><text:span text:style-name="T1">هُونَ بُودِ كُپُؤُوزَ <text:s/>* <text:s/>نَ مَنْڠِينٖ كُيَمِيزَ * </text:span></text:p>
      <text:p text:style-name="P1"><text:span text:style-name="T1">نْدِيپٗ مُوٖيزٖ كُفُوزَ <text:s/>* <text:s/>نَ مَئِيشَ كْوٖنْدٖلٖيَ</text:span></text:p>
      <text:p text:style-name="P1"/>
      <text:p text:style-name="P1"><text:span text:style-name="T1">مْكٖ كِتٖينْدَ مَكٗوسَ <text:s/>* <text:s/>كُمْوَمْبِيَ يَكُپَاسَ * </text:span></text:p>
      <text:p text:style-name="P1"><text:span text:style-name="T1">كْوَ هِشِيمَ نَ سِيَاسَ <text:s/>* <text:s/>نَ هِكِيمَ كُتُمِيَ</text:span></text:p>
      <text:p text:style-name="P1"/>
      <text:p text:style-name="P1"><text:span text:style-name="T1">كٗوسَ كُلِسَهِهِيشَ <text:s/>* <text:s/>پٖينْيٖ وَاتُ هُجٖرٖيشَ * </text:span></text:p>
      <text:p text:style-name="P1"><text:span text:style-name="T1">إِپِينْدٖ كُپُرُكُوشَ <text:s/>* <text:s/>فَرَاغَ كُئِزٖنْڠٖيَ</text:span></text:p>
      <text:p text:style-name="P1"/>
      <text:p text:style-name="P1"><text:span text:style-name="T1">سِمْوَمْبِيٖ پٖينْيٖ وَاتُ <text:s/>* <text:s/>هَؤُكِيرِ وَاكٖ أُوتُ * </text:span></text:p>
      <text:p text:style-name="P1"><text:span text:style-name="T1">وَالَ هُتٖنْڠٖيزِ كِيتُ <text:s/>* <text:s/>بَالِ نِ كِنْيُومٖ هُويَ</text:span></text:p>
      <text:p text:style-name="P1"/>
      <text:p text:style-name="P1"><text:soft-page-break/><text:span text:style-name="T1">كُمْسِيفُ نِ أُزُورِ <text:s/>* <text:s/>پٖينْيٖ وَاتُ نَ ذَهِيرِ * </text:span></text:p>
      <text:p text:style-name="P1"><text:span text:style-name="T1">كُلَؤُومُ نِ كْوَ سِيرِ <text:s/>* <text:s/>نْدِيپٗ أَتَكُسِكِيَ</text:span></text:p>
      <text:p text:style-name="P1"/>
      <text:p text:style-name="P1"><text:span text:style-name="T1">مْوَنَأَدَامُ كُكٗوسَ <text:s/>* <text:s/>نِ يَامْبٗ لِمٖتُپَاسَ * </text:span></text:p>
      <text:p text:style-name="P1"><text:span text:style-name="T1">نِ سَاوَ كُيِكُكُوسَ <text:s/>* <text:s/>مَنْڠِينٖ كُڤُمِلِيَ</text:span></text:p>
      <text:p text:style-name="P1"/>
      <text:p text:style-name="P1"><text:span text:style-name="T1">لِسَمٖيهٖ كٗوسَ دٗوڠٗ <text:s/>* <text:s/>كٗوسَ لِكِيوَ مزِيڠٗ * </text:span></text:p>
      <text:p text:style-name="P1"><text:span text:style-name="T1">هَلِپٖلٖيكِ كِشٗوڠٗ <text:s/>* <text:s/>زٖنْڠٖيَ نْيٖنْڠِينٖ نْدِيَ</text:span></text:p>
      <text:p text:style-name="P1"/>
      <text:p text:style-name="P1"><text:span text:style-name="T1">تَفَؤُوتِ زَ نْيُمْبَانِ <text:s/>* <text:s/>زِيوٖ نِ سِيرِ زَ نْدَانِ * </text:span></text:p>
      <text:p text:style-name="P1"><text:span text:style-name="T1">سِزِتٗوٖ هَذِرَانِ <text:s/>* <text:s/>وَاتُ وَكَزِسِكِيَ</text:span></text:p>
      <text:p text:style-name="P1"/>
      <text:p text:style-name="P1"><text:span text:style-name="T1">سِيرِ زَ نْدَانِ زِبَانٖ <text:s/>* <text:s/>أُسِمْوَمْبِيٖ مْنْڠِينٖ * </text:span></text:p>
      <text:p text:style-name="P1"><text:span text:style-name="T1">وٖيوٖ نَ يٖيٖ مُنٖينٖ <text:s/>* <text:s/>سُلُهِيشٗ كُزٖنْڠٖيَ</text:span></text:p>
      <text:p text:style-name="P1"/>
      <text:p text:style-name="P1"><text:span text:style-name="T1">إِيلَ مُكِكٗوسَ بُودِ <text:s/>* <text:s/>كُنٖينَ إِكَوَبِيدِ * </text:span></text:p>
      <text:p text:style-name="P1"><text:span text:style-name="T1">وَزٖئٖ وَوَسَئِيدِ <text:s/>* <text:s/>هَاپٗ هَئِيوِ هَتِيَ</text:span></text:p>
      <text:p text:style-name="P1"><text:soft-page-break/></text:p>
      <text:p text:style-name="P1"><text:span text:style-name="T1">تَفَؤُوتِ إِكِزُوكَ <text:s/>* <text:s/>نِ مِكٗونٗ كُيَنْدِيكَ * </text:span></text:p>
      <text:p text:style-name="P1"><text:span text:style-name="T1">يُؤَ نْدٖ إِكِتٗوكَ <text:s/>* <text:s/>هُزُوَ نْيِينْڠِ بَلَايَ</text:span></text:p>
      <text:p text:style-name="P1"/>
      <text:p text:style-name="P1"><text:span text:style-name="T1">خُسُوسوَ سِيرِ زَ سِيرِ <text:s/>* <text:s/>كُنٖينَ نِ كُؤَذِيرِ * </text:span></text:p>
      <text:p text:style-name="P1"><text:span text:style-name="T1">إِيلَ إِيوٖ دَكِتَارِ <text:s/>* <text:s/>سُؤَالِ مٖوَتَئِيَ</text:span></text:p>
      <text:p text:style-name="P1"/>
      <text:p text:style-name="P1"><text:span text:style-name="T1">مَامْبٗ يَ تِينِ كْوَ تِينِ <text:s/>* <text:s/>يَاوٖ نِ نْدَانِ كْوَ نْدَانِ * </text:span></text:p>
      <text:p text:style-name="P1"><text:span text:style-name="T1">هَايٗ مُوٖ هَمُنٖينِ <text:s/>* <text:s/>إِيلَ يَكِوَئِمٖيَ</text:span></text:p>
      <text:p text:style-name="P1"/>
      <text:p text:style-name="P1"><text:span text:style-name="T1">كِيوَ مْنٗ مٖوَڠَانْيَ <text:s/>* <text:s/>مُكَشِنْدوَ لَ كُفَانْيَ * </text:span></text:p>
      <text:p text:style-name="P1"><text:span text:style-name="T1">كْوَ هَاپٗ سِتٗوَكَانْيَ <text:s/>* <text:s/>أُشَؤُورِ كُزٖنْڠٖيَ</text:span></text:p>
      <text:p text:style-name="P1"/>
      <text:p text:style-name="P1"><text:span text:style-name="T1">نِ بٗورَ أُوٖ هٗدَارِ <text:s/>* <text:s/>نَ كُشِنْدوَ أُسِكِيرِ * </text:span></text:p>
      <text:p text:style-name="P1"><text:span text:style-name="T1">وَالَ أُسِتَهَيَارِ <text:s/>* <text:s/>كْوَ هَلَالِ كُتُمِيَ</text:span></text:p>
      <text:p text:style-name="P1"/>
      <text:p text:style-name="P1"><text:span text:style-name="T1">نِ هِيكٗ هِيكٗ كِتٖينْدٗ <text:s/>* <text:s/>كِيوَ وَ هَلَالِ مْوٖينْدٗ * </text:span></text:p>
      <text:p text:style-name="P1"><text:soft-page-break/><text:span text:style-name="T1">هَرَامُ إِوٖيكٖ كَانْدٗ <text:s/>* <text:s/>كَاتُ كُتٗكَرِبِيَ</text:span></text:p>
      <text:p text:style-name="P1"/>
      <text:p text:style-name="P1"><text:span text:style-name="T1">وَ هَرَامُ سِمْڠُوسٖ <text:s/>* <text:s/>كِمُؤٗونَ إِڠٖڠٖيسٖ * </text:span></text:p>
      <text:p text:style-name="P1"><text:span text:style-name="T1">هَاتَ نْيَنْڠوَانِ مْپِيسٖ <text:s/>* <text:s/>سَنْدَمَانٖ نَايٖ نْدِيَ</text:span></text:p>
      <text:p text:style-name="P1"/>
      <text:p text:style-name="P1"><text:span text:style-name="T1">أُسٖينْدٖ هَاتَ كَرِيبُ <text:s/>* <text:s/>إٖپُوكَ هِيزٗ إِقَابُ * </text:span></text:p>
      <text:p text:style-name="P1"><text:span text:style-name="T1">أُتَپَاتَ نَ ثَوَابُ <text:s/>* <text:s/>مْكٖؤٗ كُمْنْڠِلِيَ</text:span></text:p>
      <text:p text:style-name="P1"/>
      <text:p text:style-name="P1"><text:span text:style-name="T1">إٖلٖيوَ سَانَ إٖلٖيوَ <text:s/>* <text:s/>نِ جُكُومُ أُمٖپٗوَ * </text:span></text:p>
      <text:p text:style-name="P1"><text:span text:style-name="T1">مْكٖؤٗ كُمْوِيسَ نْڠٗوَ <text:s/>* <text:s/>كْوَ هَايَ نِمٖزٗتَايَ</text:span></text:p>
      <text:p text:style-name="P1"/>
      <text:p text:style-name="P1"><text:span text:style-name="T1">مْكٖؤٗ مْتٗشٖلٖيزٖ <text:s/>* <text:s/>هَاجَ يَاكٖ أَمَلِيزٖ * </text:span></text:p>
      <text:p text:style-name="P1"><text:span text:style-name="T1">نَ شَؤُوكُ أَسِسَازٖ <text:s/>* <text:s/>مْپَارٗ أُكَمْوَتِيَ</text:span></text:p>
      <text:p text:style-name="P1"/>
      <text:p text:style-name="P1"><text:span text:style-name="T1">أٗنْڠٖيزَ وَاكٗ أُيُوزِ <text:s/>* <text:s/>وَ كُفَانْيَ هِيٗ كَازِ * </text:span></text:p>
      <text:p text:style-name="P1"><text:span text:style-name="T1">مْوٖينْدٗ كِيوَ هَمَلِيزِ <text:s/>* <text:s/>فَهَامُ وَمْكٗسٖيَ</text:span></text:p>
      <text:p text:style-name="P1"/>
      <text:p text:style-name="P1"><text:soft-page-break/><text:span text:style-name="T1">هُوَ نِ كُؤُ ذُلُومَ <text:s/>* <text:s/>وٖيوٖ أُكِسَكُكٗومَ * </text:span></text:p>
      <text:p text:style-name="P1"><text:span text:style-name="T1">هُتَاكِ ڠٖؤُوكَ نْيُومَ <text:s/>* <text:s/>نَ يٖيٖ كُمْنْڠٗجٖيَ</text:span></text:p>
      <text:p text:style-name="P1"/>
      <text:p text:style-name="P1"><text:span text:style-name="T1">سِمَلِيزٖ يَاكٗ هَاجَ <text:s/>* <text:s/>مْنْڠٗوجٖ مْوِيسٖ پَمٗوجَ * </text:span></text:p>
      <text:p text:style-name="P1"><text:span text:style-name="T1">هِيلِ هَتَاكِ ممٗوجَ <text:s/>* <text:s/>نِ نْيٗوتٖ هُلِزٖنْڠٖيَ</text:span></text:p>
      <text:p text:style-name="P1"/>
      <text:p text:style-name="P1"><text:span text:style-name="T1">أَنْڠَلِيَ أُفِكِيرِ <text:s/>* <text:s/>كِيوَ مْوٖينْدٗ تَغَئِيرِ * </text:span></text:p>
      <text:p text:style-name="P1"><text:span text:style-name="T1">نَ وٖيوٖ پٖينْيٖ بَنْدَارِ <text:s/>* <text:s/>بَادٗ نَانْڠَ هُجَتِيَ</text:span></text:p>
      <text:p text:style-name="P1"/>
      <text:p text:style-name="P1"><text:span text:style-name="T1">أُتَكُوَ هَالِ ڠَانِ <text:s/>* <text:s/>أُسِنْڠِيزِ هُُؤٗونِ * </text:span></text:p>
      <text:p text:style-name="P1"><text:span text:style-name="T1">هَالِ هِيٗ أُبَئِينِ <text:s/>* <text:s/>نَ مْوٖينْدٗ هُمُئِلِيَ</text:span></text:p>
      <text:p text:style-name="P1"/>
      <text:p text:style-name="P1"><text:span text:style-name="T1">أَتَكُوَ نَ مْتَارٗ <text:s/>* <text:s/>نَ ذِيكِ مْنٗ نَ كٖيرٗ * </text:span></text:p>
      <text:p text:style-name="P1"><text:span text:style-name="T1">نَ هَسِيرَ نَ مْفُورٗ <text:s/>* <text:s/>كِيوَ هُتٗمرِذِيَ</text:span></text:p>
      <text:p text:style-name="P1"/>
      <text:p text:style-name="P1"><text:span text:style-name="T1">نْيُومْبَ نْيِينْڠِ هُڤُنْدِيكَ <text:s/>* <text:s/>زِكِكٗوسَ مُؤَفَاكَ * </text:span></text:p>
      <text:p text:style-name="P1"><text:span text:style-name="T1">كْوَ نْڠٗونٗ كُتٗتٗشٖيكَ <text:s/>* <text:s/>مْكٖ نَ مُومٖ پَمٗويَ</text:span></text:p>
      <text:p text:style-name="P1"><text:soft-page-break/></text:p>
      <text:p text:style-name="P1"><text:span text:style-name="T1">كْوَ هِيلِ مُكِتٗشَانَ <text:s/>* <text:s/>مٖينْڠِ هُڤُمِلِيَانَ * </text:span></text:p>
      <text:p text:style-name="P1"><text:span text:style-name="T1">مْنٗ هُكٗرٗفِشَانَ <text:s/>* <text:s/>هِيلِ لِسِپٗتِمِيَ</text:span></text:p>
      <text:p text:style-name="P1"/>
      <text:p text:style-name="P1"><text:span text:style-name="T1">نَ لِنْڠِينٖ كَذَلِيكَ <text:s/>* <text:s/>أَمْبَالٗ كْوَاكٗ نَتَاكَ * </text:span></text:p>
      <text:p text:style-name="P1"><text:span text:style-name="T1">نِ مْكٖؤٗ كِؤُذِيكَ <text:s/>* <text:s/>أُسِيوٖ تَمْفُرِيَ</text:span></text:p>
      <text:p text:style-name="P1"/>
      <text:p text:style-name="P1"><text:span text:style-name="T1">پَنْڠِينٖ أُتَمُؤٗونَ <text:s/>* <text:s/>هُفُورَ سَبَابُ هَانَ * </text:span></text:p>
      <text:p text:style-name="P1"><text:span text:style-name="T1">مُئٖلٖيوٖ تٖينَ سَانَ <text:s/>* <text:s/>نَ مْنٗ كُمُيُلِيَ</text:span></text:p>
      <text:p text:style-name="P1"/>
      <text:p text:style-name="P1"><text:span text:style-name="T1">إِفَهَامُ تَفَؤُوتِ <text:s/>* <text:s/>وَلِيٗ نَايٗ بَنَاتِ * </text:span></text:p>
      <text:p text:style-name="P1"><text:span text:style-name="T1">هَوٖيزِ كُئِذِبِيتِ <text:s/>* <text:s/>هَالِ إِنَپٗوَدِيَ</text:span></text:p>
      <text:p text:style-name="P1"/>
      <text:p text:style-name="P1"><text:span text:style-name="T1">مْكٖ سِ كِؤُومْبٖ دُوفُ <text:s/>* <text:s/>وَلَكِينِ نِ ذَئِيفُ * </text:span></text:p>
      <text:p text:style-name="P1"><text:span text:style-name="T1">مٗويٗ وَاكٖ نِ خَفِيفُ <text:s/>* <text:s/>هُشِنْدوَ كُڤُمِلِيَ</text:span></text:p>
      <text:p text:style-name="P1"/>
      <text:p text:style-name="P1"><text:span text:style-name="T1">وَنَوَاكٖ وَانَ أُومْبٗ <text:s/>* <text:s/>هُؤَثِرِيكَ كْوَ مَامْبٗ * </text:span></text:p>
      <text:p text:style-name="P1"><text:soft-page-break/><text:span text:style-name="T1">كَتِيتِ يَكٖينْدَ كٗومْبٗ <text:s/>* <text:s/>وَاسِ وَاسِ هُمْتِيَ</text:span></text:p>
      <text:p text:style-name="P1"/>
      <text:p text:style-name="P1"><text:span text:style-name="T1">كَتِيكَ سِيكُ زَ أَادَ <text:s/>* <text:s/>يَ مْوٖيزِ هُپَاتَ شِيدَ * </text:span></text:p>
      <text:p text:style-name="P1"><text:span text:style-name="T1">نْدِيپٗ هَاتَ نَ إِبَادَ <text:s/>* <text:s/>مُونْڠُ كَوَپُنْڠُزِيَ</text:span></text:p>
      <text:p text:style-name="P1"/>
      <text:p text:style-name="P1"><text:span text:style-name="T1">مْنٗ هُوَ يَ ثَقِيلِ <text:s/>* <text:s/>نَ هُبَدِلِيكَ هَالِ * </text:span></text:p>
      <text:p text:style-name="P1"><text:span text:style-name="T1">نَ چٗوتٖ كِوِلِوِيلِ <text:s/>* <text:s/>هُوَ كَتِيكَ أُذِيَ</text:span></text:p>
      <text:p text:style-name="P1"/>
      <text:p text:style-name="P1"><text:span text:style-name="T1">هُوَ سَانَ نِ وَيَاڤُ <text:s/>* <text:s/>هُكٗوسَ أُڤِمِلِيڤُ * </text:span></text:p>
      <text:p text:style-name="P1"><text:span text:style-name="T1">هُوَ كَامَ إِيڤُ إِيڤُ <text:s/>* <text:s/>كُتُمْبُوكَ هُزٖنْڠٖيَ</text:span></text:p>
      <text:p text:style-name="P1"/>
      <text:p text:style-name="P1"><text:span text:style-name="T1">هُوَ مْنٗ نِ وَكَالِ <text:s/>* <text:s/>نَذَانِ هَاتَ أَكِيلِ * </text:span></text:p>
      <text:p text:style-name="P1"><text:span text:style-name="T1">هَئِيوِ سَاوَ كَمِيلِ <text:s/>* <text:s/>نَ پُنْڠُوَانِ هُنْڠِيَ</text:span></text:p>
      <text:p text:style-name="P1"/>
      <text:p text:style-name="P1"><text:span text:style-name="T1">كُولَ مَارَ تَمُؤٗونَ <text:s/>* <text:s/>هُوَرُكِيَ زِجَانَ * </text:span></text:p>
      <text:p text:style-name="P1"><text:span text:style-name="T1">نَ كْوَ أُكَالِ هُنٖينَ <text:s/>* <text:s/>كِنْيُومٖ چَ مَزٗوٖيَ</text:span></text:p>
      <text:p text:style-name="P1"/>
      <text:p text:style-name="P1"><text:soft-page-break/><text:span text:style-name="T1">نِ مُهِيمُ كُولَ مُومٖ <text:s/>* <text:s/>مْكٖ وَاكٖ أَمْسٗومٖ * </text:span></text:p>
      <text:p text:style-name="P1"><text:span text:style-name="T1">كْوَ زِپِيمٗ أَمْپِيمٖ <text:s/>* <text:s/>سِيكُ زِكِكَرِبِيَ</text:span></text:p>
      <text:p text:style-name="P1"/>
      <text:p text:style-name="P1"><text:span text:style-name="T1">أُكِيسَ كُمْفَهَامُ <text:s/>* <text:s/>أُوَاتٖ كُملَؤُومُ * </text:span></text:p>
      <text:p text:style-name="P1"><text:span text:style-name="T1">هِيلِ مْنٗ نِ مُهِيمُ <text:s/>* <text:s/>يَتَاكَ كُلِزٗوٖيَ</text:span></text:p>
      <text:p text:style-name="P1"/>
      <text:p text:style-name="P1"><text:span text:style-name="T1">كُونَ نَ مُودَ وَ مِيمْبَ <text:s/>* <text:s/>مَارَ كْوَ مَارَ هُڤِيمْبَ * </text:span></text:p>
      <text:p text:style-name="P1"><text:span text:style-name="T1">أُكَؤٗونَ كَانَ كْوَامْبَ <text:s/>* <text:s/>مٖكُوَ هُكُزٖنْڠٖيَ</text:span></text:p>
      <text:p text:style-name="P1"/>
      <text:p text:style-name="P1"><text:span text:style-name="T1">كُكٗوسَ يَامْبٗ كَتِيتِ <text:s/>* <text:s/>هُوَ وٖيوٖ أُمٖهِيتِ * </text:span></text:p>
      <text:p text:style-name="P1"><text:span text:style-name="T1">أَنْڠَلِيَ كِبِرِيتِ <text:s/>* <text:s/>كِدَرِيكَ تٖيتٖ هُويَ</text:span></text:p>
      <text:p text:style-name="P1"/>
      <text:p text:style-name="P1"><text:span text:style-name="T1">مَارَ نْيَامَ هَئِتَاكِ <text:s/>* <text:s/>أَتَاكَ نْسِ وَ سِيكِ * </text:span></text:p>
      <text:p text:style-name="P1"><text:span text:style-name="T1">أَلَاچٗ هَكِمْشِيكِ <text:s/>* <text:s/>أَكِتِيَاچٗ هُمْوَايَ</text:span></text:p>
      <text:p text:style-name="P1"/>
      <text:p text:style-name="P1"><text:span text:style-name="T1">زِئٖلٖيوٖ سِيكُ هِيزِ <text:s/>* <text:s/>مِيمْبَ نَ سِيكُ زَ مْوٖيزِ * </text:span></text:p>
      <text:p text:style-name="P1"><text:span text:style-name="T1">كِيوَ هُمْبٖمْبٖلٖيزِ <text:s/>* <text:s/>تَؤٗونَ وَمُؤٗنٖيَ</text:span></text:p>
      <text:p text:style-name="P1"><text:soft-page-break/></text:p>
      <text:p text:style-name="P1"><text:span text:style-name="T1">مْپٖيمْبٖ كَامَ كِجَانَ <text:s/>* <text:s/>تٖينَ أَلِيٗ مْنُونَ * </text:span></text:p>
      <text:p text:style-name="P1"><text:span text:style-name="T1">نْدِيپٗ مُتَسِكِزَانَ <text:s/>* <text:s/>نَ يَدُومُ مَزٗوٖيَ</text:span></text:p>
      <text:p text:style-name="P1"/>
      <text:p text:style-name="P1"><text:span text:style-name="T1">شَرُوتِ أُوٖ مْوٖرٖيڤُ <text:s/>* <text:s/>نَ مْنٗ مْڤُمِلِيڤُ * </text:span></text:p>
      <text:p text:style-name="P1"><text:span text:style-name="T1">أُسِفُرِيشٖ مَشَاڤُ <text:s/>* <text:s/>كِيوَ نَايٖ مٖتٖتٖيَ</text:span></text:p>
      <text:p text:style-name="P1"/>
      <text:p text:style-name="P1"><text:span text:style-name="T1">كُونَ مَامْبٗ يَ أُمِيتٗ <text:s/>* <text:s/>نِ مَكُؤُ سِ مَتٗوتٗ * </text:span></text:p>
      <text:p text:style-name="P1"><text:span text:style-name="T1">وٖنْڠِينٖ هُولَ تٗتٗوتٗ <text:s/>* <text:s/>نَ مْتَانْڠَ هُبُڠِيَ</text:span></text:p>
      <text:p text:style-name="P1"/>
      <text:p text:style-name="P1"><text:span text:style-name="T1">نِ مَامْبٗ يَ مِؤُجِيزَ <text:s/>* <text:s/>زَاءٗ هَالِ هُڠٖؤُوزَ * </text:span></text:p>
      <text:p text:style-name="P1"><text:span text:style-name="T1">كِيوَ هُتٗبٖمْبٖلٖيزَ <text:s/>* <text:s/>مَارَ تَؤٗونَ هُلِيَ</text:span></text:p>
      <text:p text:style-name="P1"/>
      <text:p text:style-name="P1"><text:span text:style-name="T1">مْوَنَامْكٖ كْوَ تَأَبُ <text:s/>* <text:s/>مَارَ هُفَانْيَ غَذَابُ * </text:span></text:p>
      <text:p text:style-name="P1"><text:span text:style-name="T1">هَاتَ أَالٗ تَرَتِيبُ <text:s/>* <text:s/>هُبَدِلِيكَ توَبِيَ</text:span></text:p>
      <text:p text:style-name="P1"/>
      <text:p text:style-name="P1"><text:span text:style-name="T1">نٖينٗ لٗلٗوتٖ أَوٖيزَ <text:s/>* <text:s/>هَجَالِ كُڤُرِمِيزَ * </text:span></text:p>
      <text:p text:style-name="P1"><text:soft-page-break/><text:span text:style-name="T1">نِ شَرُوتِ كُئِكَازَ <text:s/>* <text:s/>مِزَانِ كُتٗپٗتٖيَ</text:span></text:p>
      <text:p text:style-name="P1"/>
      <text:p text:style-name="P1"><text:span text:style-name="T1">مَارَ أَوٖيزَ تَلَاكَ <text:s/>* <text:s/>أَكَكْوَمْبِيَ نَتَاكَ * </text:span></text:p>
      <text:p text:style-name="P1"><text:span text:style-name="T1">نَاوٖ أُكِكَسِرِيكَ <text:s/>* <text:s/>مَيُوتٗ يَتَسَلِيَ</text:span></text:p>
      <text:p text:style-name="P1"/>
      <text:p text:style-name="P1"><text:span text:style-name="T1">أَكِكْوَمْبِيَ نِوَاتَ <text:s/>* <text:s/>سِيوٖ نَايٖ مُتَتٖيتَ * </text:span></text:p>
      <text:p text:style-name="P1"><text:span text:style-name="T1">نِ كِوِينْڠُ كِتَپِيتَ <text:s/>* <text:s/>هَكِوٖيزِ كُسَلِيَ</text:span></text:p>
      <text:p text:style-name="P1"/>
      <text:p text:style-name="P1"><text:span text:style-name="T1">توَلَاكَ سِئِتٖلٖيزٖ <text:s/>* <text:s/>أَئِتَكَاپٗ مْپُوزٖ * </text:span></text:p>
      <text:p text:style-name="P1"><text:span text:style-name="T1">وَالَ سِئِتٖنْدٖكٖيزٖ <text:s/>* <text:s/>لَاكٖ كُمْتِمِزِيَ</text:span></text:p>
      <text:p text:style-name="P1"/>
      <text:p text:style-name="P1"><text:span text:style-name="T1">توَلَاكَ مُونْڠُ مٖوٖيكَ <text:s/>* <text:s/>كْوَ ذَرُورَ كُتُمِيكَ * </text:span></text:p>
      <text:p text:style-name="P1"><text:span text:style-name="T1">إِوَاپٗ مُمٖذِكِيكَ <text:s/>* <text:s/>مُمٖكٗوسَ زٗوتٖ نْدِيَ</text:span></text:p>
      <text:p text:style-name="P1"/>
      <text:p text:style-name="P1"><text:span text:style-name="T1">كُشَلِيكِ مُشِنْدوَاپٗ <text:s/>* <text:s/>توَلَاكَ هُوَ نِ هَاپٗ * </text:span></text:p>
      <text:p text:style-name="P1"><text:span text:style-name="T1">نَ مُودَ أُئِتٗوَاپٗ <text:s/>* <text:s/>أُسِئِزِدِيشٖ مٗويَ</text:span></text:p>
      <text:p text:style-name="P1"/>
      <text:p text:style-name="P1"><text:soft-page-break/><text:span text:style-name="T1">تِمِيزَ نَ مَشَرُوتِ <text:s/>* <text:s/>يَ هَالِ پِيَ وَكَاتِ * </text:span></text:p>
      <text:p text:style-name="P1"><text:span text:style-name="T1">نَ هُكُومُ زِتَفِيتِ <text:s/>* <text:s/>كَبُولَ يَ كُتُمِيَ</text:span></text:p>
      <text:p text:style-name="P1"/>
      <text:p text:style-name="P1"><text:span text:style-name="T1">كُونَ وَاتُ هُوَتَانَ <text:s/>* <text:s/>كِيسَ مَارَ هُوَؤٗونَ * </text:span></text:p>
      <text:p text:style-name="P1"><text:span text:style-name="T1">كْوَ هَرَامُ وَتَكَانَ <text:s/>* <text:s/>زِپٖنْڠٖئٖ هُزٖنْڠٖيَ</text:span></text:p>
      <text:p text:style-name="P1"/>
      <text:p text:style-name="P1"><text:span text:style-name="T1">هُزٖنْڠٖيَ مُهَلِيلِ <text:s/>* <text:s/>فِكِرِيَ يَامْبٗ هِيلِ * </text:span></text:p>
      <text:p text:style-name="P1"><text:span text:style-name="T1">لَ كُؤَزِيمَ فَهَالِ <text:s/>* <text:s/>مْكٖ كْوٖينْدَ مْپٖكٖيَ</text:span></text:p>
      <text:p text:style-name="P1"/>
      <text:p text:style-name="P1"><text:span text:style-name="T1">نَ لَنْڠِينٖ كَذَلِيكَ <text:s/>* <text:s/>نِ كْوَ ممٗويَ تٗشٖيكَ * </text:span></text:p>
      <text:p text:style-name="P1"><text:span text:style-name="T1">إِيلَ كِيوَ مٖذِكِيكَ <text:s/>* <text:s/>هَئِكُپِينْڠَ شَرِيَ</text:span></text:p>
      <text:p text:style-name="P1"/>
      <text:p text:style-name="P1"><text:span text:style-name="T1">مْكٖ سِؤٗوٖ وَ پِيلِ <text:s/>* <text:s/>نِ أُذِيَ كْوٖيلِ كْوٖيلِ * </text:span></text:p>
      <text:p text:style-name="P1"><text:span text:style-name="T1">نَ إِنْڠَاوَ نِ هَلَالِ <text:s/>* <text:s/>نِ أُزِيتٗ كُتُمِيَ</text:span></text:p>
      <text:p text:style-name="P1"/>
      <text:p text:style-name="P1"><text:span text:style-name="T1">نَ وَنَوَاكٖ سِ سَاوَ <text:s/>* <text:s/>كْوَ وٖنْڠِنٖؤٗ نِ دَاوَ * </text:span></text:p>
      <text:p text:style-name="P1"><text:span text:style-name="T1">أُتَئِيُوتَ كُزَاوَ <text:s/>* <text:s/>نِمٖكْوَمْبِيَ يَهَايَ</text:span></text:p>
      <text:p text:style-name="P1"><text:soft-page-break/></text:p>
      <text:p text:style-name="P1"><text:span text:style-name="T1">كُونَ وَنَاءٗ رِذِيكَ <text:s/>* <text:s/>وَنْڠَاوَ وَنُن’ڠُنِيكَ * </text:span></text:p>
      <text:p text:style-name="P1"><text:span text:style-name="T1">كُونَ وَنْڠِينٖ هُوَاكَ <text:s/>* <text:s/>فُنُونُ وَكِسِكِيَ</text:span></text:p>
      <text:p text:style-name="P1"/>
      <text:p text:style-name="P1"><text:span text:style-name="T1">كُؤٗنْڠٖيزَ سِ هَرَامُ <text:s/>* <text:s/>وَلَكِينِ أُفَهَامُ * </text:span></text:p>
      <text:p text:style-name="P1"><text:span text:style-name="T1">نِ كُؤُ مْنٗ جُكُومُ <text:s/>* <text:s/>مْبَالِ نَ وَاكٖ أُذِيَ</text:span></text:p>
      <text:p text:style-name="P1"/>
      <text:p text:style-name="P1"><text:span text:style-name="T1">إِكِيوَ سَبَابُ إِيكٗ <text:s/>* <text:s/>كْوَ مْفَانٗ مْكٖ وَاكٗ * </text:span></text:p>
      <text:p text:style-name="P1"><text:span text:style-name="T1">مٖپٗوَ مِكَالِ مِيكٗ <text:s/>* <text:s/>كْوَ ذَرُورَ زَ أَفِيَ</text:span></text:p>
      <text:p text:style-name="P1"/>
      <text:p text:style-name="P1"><text:span text:style-name="T1">لَبُودَ هَانَ كِزَازِ <text:s/>* <text:s/>لَ كُزَاءَ هَلِوٖيزِ * </text:span></text:p>
      <text:p text:style-name="P1"><text:span text:style-name="T1">نَاوٖ وَتَاكَ پُمْبَازِ <text:s/>* <text:s/>يَاپٗ نِ مْوَانَ ممٗويَ</text:span></text:p>
      <text:p text:style-name="P1"/>
      <text:p text:style-name="P1"><text:span text:style-name="T1">أَوْ يَالٖ مَشُغُولِ <text:s/>* <text:s/>يٖيٖ هُمْپَ ثَقِيلِ * </text:span></text:p>
      <text:p text:style-name="P1"><text:span text:style-name="T1">نَاوٖ كُسِتَهَمِيلِ <text:s/>* <text:s/>هُلِوٖيزِ هِيلٗ پِيَ</text:span></text:p>
      <text:p text:style-name="P1"/>
      <text:p text:style-name="P1"><text:span text:style-name="T1">كْوَ ذَرُورَ زِيسٗ بُودِ <text:s/>* <text:s/>أُسِتٖينْدٖ كْوَ كَسِيدِ * </text:span></text:p>
      <text:p text:style-name="P1"><text:soft-page-break/><text:span text:style-name="T1">كُئٖنْڠٖيزَ وَ زَئِيدِ <text:s/>* <text:s/>كِتٗشٖلٖيزَ ممٗويَ</text:span></text:p>
      <text:p text:style-name="P1"/>
      <text:p text:style-name="P1"><text:span text:style-name="T1">كْوَ ممٗويَ كُتٗشٖيكَ <text:s/>* <text:s/>نْدِيٗ بٗورَ بِيلَ شَاكَ * </text:span></text:p>
      <text:p text:style-name="P1"><text:span text:style-name="T1">كُئٖنْڠٖيزَ أُكِتَاكَ <text:s/>* <text:s/>نِ كَامَ نِلٗكْوَمْبِيَ</text:span></text:p>
      <text:p text:style-name="P1"/>
      <text:p text:style-name="P1"><text:span text:style-name="T1">أُسِيوٖ كِرُوكَ مْتٗ <text:s/>* <text:s/>خَاسَ كِيوَ نَ وَتٗوتٗ * </text:span></text:p>
      <text:p text:style-name="P1"><text:span text:style-name="T1">كُونَ هِسَابُ مزِيتٗ <text:s/>* <text:s/>أَخٖيرَ تَكُنْڠٗجٖيَ</text:span></text:p>
      <text:p text:style-name="P1"/>
      <text:p text:style-name="P1"><text:span text:style-name="T1">أُسِئِفَانْيَ چَ نْيُوكِ <text:s/>* <text:s/>هُتُوِ نَ هُدِرِيكِ * </text:span></text:p>
      <text:p text:style-name="P1"><text:span text:style-name="T1">أُكِشِيكْوَ هُشِكِيكِ <text:s/>* <text:s/>مَارَ هُوَ أُمٖتٖيَ</text:span></text:p>
      <text:p text:style-name="P1"/>
      <text:p text:style-name="P1"><text:span text:style-name="T1">كِيوَ أُمٖپٖينْدَ تُونْدَ <text:s/>* <text:s/>هُونَ بُودِ نَ كُپٖينْدَ * </text:span></text:p>
      <text:p text:style-name="P1"><text:span text:style-name="T1">مْتِ وَاكٖ تَانْڠُ كْوَانْدَ <text:s/>* <text:s/>وَزٖئٖ وَلِتوَمْبِيَ</text:span></text:p>
      <text:p text:style-name="P1"/>
      <text:p text:style-name="P1"><text:span text:style-name="T1">نَاوٖ كِمْپٖينْدَ مْكٖ <text:s/>* <text:s/>وَپٖينْدٖ وَزٖئٖ وَاكٖ * </text:span></text:p>
      <text:p text:style-name="P1"><text:span text:style-name="T1">وَاكْوٖ مْبوَاكٗ سِئٖپُوكٖ <text:s/>* <text:s/>نَ هِشِيمَ كُوٖكٖيَ</text:span></text:p>
      <text:p text:style-name="P1"/>
      <text:p text:style-name="P1"><text:soft-page-break/><text:span text:style-name="T1">مُهِشِيمُ وَاكٖ مَامَ <text:s/>* <text:s/>پِيَ بَبَاكٖ دَئِيمَ * </text:span></text:p>
      <text:p text:style-name="P1"><text:span text:style-name="T1">كُوَذَرَاءُ سِ وٖيمَ <text:s/>* <text:s/>تٗونٗ نَاوٖ تَمْتِيَ</text:span></text:p>
      <text:p text:style-name="P1"/>
      <text:p text:style-name="P1"><text:span text:style-name="T1">كْوَ أُؤٗوڤُ سِوَنٖينٖ <text:s/>* <text:s/>إِتُونْڠٖ سِوَتُكَانٖ * </text:span></text:p>
      <text:p text:style-name="P1"><text:span text:style-name="T1">هَاتَ كَامَ هُويٗ مْوَانٖ <text:s/>* <text:s/>هِشِيمَ مٖوَڤُنْدِيَ</text:span></text:p>
      <text:p text:style-name="P1"/>
      <text:p text:style-name="P1"><text:span text:style-name="T1">وٖيوٖ كَاتُ سِسُبُوتُ <text:s/>* <text:s/>كُذَرَاءُ هَاءٗ وَاتُ * </text:span></text:p>
      <text:p text:style-name="P1"><text:span text:style-name="T1">هَاتَ كَامَ أُتُكُوتُ <text:s/>* <text:s/>كْوَاءٗ أُمٖشُهُدِيَ</text:span></text:p>
      <text:p text:style-name="P1"/>
      <text:p text:style-name="P1"><text:span text:style-name="T1">كِيوَ نِ وَاتُ مَتَاتَ <text:s/>* <text:s/>سِؤٗ نَاءٗ أُتَتٖيتَ * </text:span></text:p>
      <text:p text:style-name="P1"><text:span text:style-name="T1">خٖيرِ مْبَالِ كُئِڤُوتَ <text:s/>* <text:s/>نَ مَامْبٗ كُؤَنْڠَلِيَ</text:span></text:p>
      <text:p text:style-name="P1"/>
      <text:p text:style-name="P1"><text:span text:style-name="T1">أُكِيوَ أُونَ نَفَاسِ <text:s/>* <text:s/>لَ كُوَاپَ سِكُوَاسِ * </text:span></text:p>
      <text:p text:style-name="P1"><text:span text:style-name="T1">إِيلَ فَانْيَ كْوَ كِئَاسِ <text:s/>* <text:s/>سِيٖ دٖيوٖ كَكُتِيَ</text:span></text:p>
      <text:p text:style-name="P1"/>
      <text:p text:style-name="P1"><text:span text:style-name="T1">كُونَ وَاكْوٖ وَ وَنْڠِينٖ <text:s/>* <text:s/>كْوَ كُپَاتَ وَدٖنْڠٖينٖ * </text:span></text:p>
      <text:p text:style-name="P1"><text:span text:style-name="T1">كِيوَ نَاءٗ أُپٖمْبٖينٖ <text:s/>* <text:s/>هَذَارِ نَكُؤُسِيَ</text:span></text:p>
      <text:p text:style-name="P1"><text:soft-page-break/></text:p>
      <text:p text:style-name="P1"><text:span text:style-name="T1">وَنْڠِينٖ نِ وَاتُ سَانَ <text:s/>* <text:s/>كَاتُ هَوَكُدَنْڠَانَ * </text:span></text:p>
      <text:p text:style-name="P1"><text:span text:style-name="T1">هَاتَ كِيوَ هَاجَ أُونَ <text:s/>* <text:s/>هَأَنْدَامِ كُكْوَمْبِيَ</text:span></text:p>
      <text:p text:style-name="P1"/>
      <text:p text:style-name="P1"><text:span text:style-name="T1">هَنَانْدِ هَاتَ نْيُمْبَانِ <text:s/>* <text:s/>كْوَ مْوَنَاوٖ كَتَمَانِ * </text:span></text:p>
      <text:p text:style-name="P1"><text:span text:style-name="T1">كُوچَ وَاتُ وَسِذَانِ <text:s/>* <text:s/>أَمٖكْوٖينْدَ كُتَوِيَ</text:span></text:p>
      <text:p text:style-name="P1"/>
      <text:p text:style-name="P1"><text:span text:style-name="T1">نْدِيَانِ مُكِكُتَانَ <text:s/>* <text:s/>هُوَ نَ هَرَاكَ سَانَ * </text:span></text:p>
      <text:p text:style-name="P1"><text:span text:style-name="T1">هَمَكِنِيكِ كُنٖينَ <text:s/>* <text:s/>كْوَ لِيلٗ كُلِكِمْبِيَ</text:span></text:p>
      <text:p text:style-name="P1"/>
      <text:p text:style-name="P1"><text:span text:style-name="T1">وَكِيوَ وَاكْوٖ وَ وَاكٗ <text:s/>* <text:s/>كْوَاءٗ هِيزِ سِيفَ زِيكٗ * </text:span></text:p>
      <text:p text:style-name="P1"><text:span text:style-name="T1">بَاسِ نِ بَهَاتِ يَاكٗ <text:s/>* <text:s/>نِ هَاپٗ پَ كُزِوِيَ</text:span></text:p>
      <text:p text:style-name="P1"/>
      <text:p text:style-name="P1"><text:span text:style-name="T1">أَامَ وَكْوٖؤٗ وَكِيوَ <text:s/>* <text:s/>نِ وَ كُپٖينْدَ كُپٗوَ * </text:span></text:p>
      <text:p text:style-name="P1"><text:span text:style-name="T1">كُوَاپَ هُكُزُوِيوَ <text:s/>* <text:s/>مْكٗونٗ كُوَنْيٗشٖيَ</text:span></text:p>
      <text:p text:style-name="P1"/>
      <text:p text:style-name="P1"><text:span text:style-name="T1">أُسِوٖيكٖ كَامَ أَادَ <text:s/>* <text:s/>كِيسَ تَكْوٖتٖيَ شِيدَ * </text:span></text:p>
      <text:p text:style-name="P1"><text:soft-page-break/><text:span text:style-name="T1">إِيلَ وَاوٖ سِ لَبُودَ <text:s/>* <text:s/>نِ وَاتُ وَهِتَجِيَ</text:span></text:p>
      <text:p text:style-name="P1"/>
      <text:p text:style-name="P1"><text:span text:style-name="T1">وَكِيوَ نِ وَهِتَاجِ <text:s/>* <text:s/>سِوَنْڠٗوجٖ كُتَرَاجِ * </text:span></text:p>
      <text:p text:style-name="P1"><text:span text:style-name="T1">وَكِيوَ كْوَاكٗ هَوَاجِ <text:s/>* <text:s/>نِ سَاوَ كُوَپٖكٖيَ</text:span></text:p>
      <text:p text:style-name="P1"/>
      <text:p text:style-name="P1"><text:span text:style-name="T1">أُكِيوَ أُمٖوَؤٗونَ <text:s/>* <text:s/>سِ وَاتُ وٖينْيٖ مَأَنَ * </text:span></text:p>
      <text:p text:style-name="P1"><text:span text:style-name="T1">نِ وَالٖ وَ كُدَنْڠَانَ <text:s/>* <text:s/>وَ كُپٖينْدَ كُپَپِيَ</text:span></text:p>
      <text:p text:style-name="P1"/>
      <text:p text:style-name="P1"><text:span text:style-name="T1">زِوِيَ سِتٗوٖ چَاكٗ <text:s/>* <text:s/>نَ مْوَمْبِيَ مْكٖ وَاكٗ * </text:span></text:p>
      <text:p text:style-name="P1"><text:span text:style-name="T1">إِيلَ هُتٗوفُ سُمْبُوكٗ <text:s/>* <text:s/>بِرِيكَ مْبٗوڤُ كُتِيَ</text:span></text:p>
      <text:p text:style-name="P1"/>
      <text:p text:style-name="P1"><text:span text:style-name="T1">أَامَ وَسِؤٗ وَزَازِ <text:s/>* <text:s/>وَجٗومْبَ نَ مَشَنْڠَازِ * </text:span></text:p>
      <text:p text:style-name="P1"><text:span text:style-name="T1">هَاپٗ كُونَ نْڠُومُ كَازِ <text:s/>* <text:s/>كْوَ يٖيتُ هِينِ دُنِيَ</text:span></text:p>
      <text:p text:style-name="P1"/>
      <text:p text:style-name="P1"><text:span text:style-name="T1">كْوَانْدَ أُسِوَتَپِيٖ <text:s/>* <text:s/>كٖيتِ مْبَالِ وَنْڠَلِيٖ * </text:span></text:p>
      <text:p text:style-name="P1"><text:span text:style-name="T1">أُكِيَؤٗونَ مَمْبٗويٖ <text:s/>* <text:s/>نْدِيَ هَيَكْوٖكٖلٖيَ</text:span></text:p>
      <text:p text:style-name="P1"/>
      <text:p text:style-name="P1"><text:soft-page-break/><text:span text:style-name="T1">أُسٖينْدٖ سَانَ كَرِيبُ <text:s/>* <text:s/>تَئِڤُتِيَ تَأَبُ * </text:span></text:p>
      <text:p text:style-name="P1"><text:span text:style-name="T1">نِ وٖينْڠِ وَ كُهَرِيبُ <text:s/>* <text:s/>كَتِيكَ نِمٖزٗتَايَ</text:span></text:p>
      <text:p text:style-name="P1"/>
      <text:p text:style-name="P1"><text:span text:style-name="T1">أَامَ مَشٖمٖيڠِ زَاكٗ <text:s/>* <text:s/>دَادَ زَاكٖ مْكٖ وَاكٗ * </text:span></text:p>
      <text:p text:style-name="P1"><text:span text:style-name="T1">مْوَنَانْڠُ سِڤُونْدٖ مِيكٗ <text:s/>* <text:s/>إِلٗوٖيكْوَ نَ شَرِيَ</text:span></text:p>
      <text:p text:style-name="P1"/>
      <text:p text:style-name="P1"><text:span text:style-name="T1">أُسِؤٗنْدٗوٖ مِپَاكَ <text:s/>* <text:s/>كْوَ مزَاهَ نَ ذِهَاكَ * </text:span></text:p>
      <text:p text:style-name="P1"><text:span text:style-name="T1">مَارَ مَامْبٗ هُڠٖؤُوكَ <text:s/>* <text:s/>كِزَأَزَاءَ كِكَايَ</text:span></text:p>
      <text:p text:style-name="P1"/>
      <text:p text:style-name="P1"><text:span text:style-name="T1">خٖيرِ وَمْبِيوٖ مُؤٗوڤُ <text:s/>* <text:s/>كُلِيكٗ كُپَاتَ كٗوڤُ * </text:span></text:p>
      <text:p text:style-name="P1"><text:span text:style-name="T1">خٖيرِ وَامْبٖ أُونَ وِيڤُ <text:s/>* <text:s/>كُلِيكٗ كُكُڤُنْدِيَ</text:span></text:p>
      <text:p text:style-name="P1"/>
      <text:p text:style-name="P1"><text:span text:style-name="T1">وِيڤُ نِ كَامَ كِؤُونْڠٗ <text:s/>* <text:s/>أُكِزِيدِ نِ تٖوٖينْڠٗ * </text:span></text:p>
      <text:p text:style-name="P1"><text:span text:style-name="T1">پِيَ كُيِفَانْيَ تٗونْڠٗ <text:s/>* <text:s/>أُدُيُثِينِ هُنْڠِيَ</text:span></text:p>
      <text:p text:style-name="P1"/>
      <text:p text:style-name="P1"><text:span text:style-name="T1">نَ كُؤُكٗوسَ كَبِيسَ <text:s/>* <text:s/>إِنْڠَاوَ نْدِيٗ كِسَاسَ * </text:span></text:p>
      <text:p text:style-name="P1"><text:span text:style-name="T1">هِيٗ سِ نْجٖيمَ سِيَاسَ <text:s/>* <text:s/>يَ نْيُمْبَانِ كُتُمِيَ</text:span></text:p>
      <text:p text:style-name="P1"><text:soft-page-break/></text:p>
      <text:p text:style-name="P1"><text:span text:style-name="T1">نِ لَزِيمَ كُوَ نَاءٗ <text:s/>* <text:s/>كْوَ أَلِيٗ نِ مْكٖؤٗ * </text:span></text:p>
      <text:p text:style-name="P1"><text:span text:style-name="T1">كِكُزُمْبُوَ هُنَاءٗ <text:s/>* <text:s/>مَتٗونِ هُتٗمْنْڠِيَ</text:span></text:p>
      <text:p text:style-name="P1"/>
      <text:p text:style-name="P1"><text:span text:style-name="T1">كُوَ نَاءٗ وَ كَدِيرِ <text:s/>* <text:s/>هِيٗ نْدِيٗ دَسِتُورِ * </text:span></text:p>
      <text:p text:style-name="P1"><text:span text:style-name="T1">نَ كْوَ مْكٖ نِ فَخَارِ <text:s/>* <text:s/>كْوَ وٖينْدٖ تَيِڤُنِيَ</text:span></text:p>
      <text:p text:style-name="P1"/>
      <text:p text:style-name="P1"><text:span text:style-name="T1">نَ فُفنُونُ أُكِپَاتَ <text:s/>* <text:s/>كُوَ مْكٖ نِ مْتَاتَ * </text:span></text:p>
      <text:p text:style-name="P1"><text:span text:style-name="T1">سِئِنُوكٖ نَ كُتٖيتَ <text:s/>* <text:s/>كْوَانْدَ زِيدِ كْوَنْڠَلِيَ</text:span></text:p>
      <text:p text:style-name="P1"/>
      <text:p text:style-name="P1"><text:span text:style-name="T1">سِمْتُكُلِيٖ ذَانَ <text:s/>* <text:s/>كْوَ كُوَ وَاجَ هُنٖينَ * </text:span></text:p>
      <text:p text:style-name="P1"><text:span text:style-name="T1">هِيلٗ نِ خَتَارِ سَانَ <text:s/>* <text:s/>مَيُتٗونِ تَكُتِيَ</text:span></text:p>
      <text:p text:style-name="P1"/>
      <text:p text:style-name="P1"><text:span text:style-name="T1">إِزِوِيٖ أُسُبِيرِ <text:s/>* <text:s/>أُهَكِكِيشٖ خَبَارِ * </text:span></text:p>
      <text:p text:style-name="P1"><text:span text:style-name="T1">تٖينَ أُفَانْيٖ كْوَ سِيرِ <text:s/>* <text:s/>پَاسِ نَ كُپِيجَ مْبِيَ</text:span></text:p>
      <text:p text:style-name="P1"/>
      <text:p text:style-name="P1"><text:span text:style-name="T1">إِكِيوَ أُمٖتٗشٖيكَ <text:s/>* <text:s/>هِيلٗ نِ يَامْبٗ هَكِيكَ * </text:span></text:p>
      <text:p text:style-name="P1"><text:soft-page-break/><text:span text:style-name="T1">كْوَ تَرَتِيبُ إٖپُوكَ <text:s/>* <text:s/>بِيلَ سَبَابُ كُتَايَ</text:span></text:p>
      <text:p text:style-name="P1"/>
      <text:p text:style-name="P1"><text:span text:style-name="T1">سِتَايٖ يَاكٗ سَبَابُ <text:s/>* <text:s/>أُتَزِيدِ كُهَرِيبُ * </text:span></text:p>
      <text:p text:style-name="P1"><text:span text:style-name="T1">زِتَتَنْڠَاءَ أَئِيبُ <text:s/>* <text:s/>نَ سِ وٖيمَ كُئٖنٖيَ</text:span></text:p>
      <text:p text:style-name="P1"/>
      <text:p text:style-name="P1"><text:span text:style-name="T1">نَ هِيلٗ كِيسَ كُتٖينْدَ <text:s/>* <text:s/>هُونَ بُودِ كُئِپِينْدَ * </text:span></text:p>
      <text:p text:style-name="P1"><text:span text:style-name="T1">هَاتَ كَامَ أُونَ نْيٗونْدَ <text:s/>* <text:s/>سِيوٖ نْيُومَ تَرٖجٖيَ</text:span></text:p>
      <text:p text:style-name="P1"/>
      <text:p text:style-name="P1"><text:span text:style-name="T1">إِپِينْدٖ إِپِينْدٖ مْنٗ <text:s/>* <text:s/>سِبَدِيلِ لَاكٗ نٖينٗ * </text:span></text:p>
      <text:p text:style-name="P1"><text:span text:style-name="T1">مْوِيسٗ تَپَاتَ أُسٗونٗ <text:s/>* <text:s/>يَتَتٗوكَ مَزٗوٖيَ</text:span></text:p>
      <text:p text:style-name="P1"/>
      <text:p text:style-name="P1"><text:span text:style-name="T1">أُتَسُكِكَسُكِيكَ <text:s/>* <text:s/>كِيوَ مٗويٗ وَمْتَاكَ * </text:span></text:p>
      <text:p text:style-name="P1"><text:span text:style-name="T1">فَهَامُ تَفٖذٖهٖيكَ <text:s/>* <text:s/>كِيوَ هُتٗئِزِوِيَ</text:span></text:p>
      <text:p text:style-name="P1"/>
      <text:p text:style-name="P1"><text:span text:style-name="T1">إِزِوِيٖ إِكُكُوسٖ <text:s/>* <text:s/>مْپَاكَ مَهَابَ يٖيسٖ * </text:span></text:p>
      <text:p text:style-name="P1"><text:span text:style-name="T1">پٖنْيٖينْيٖ أُسِيَپِيسٖ <text:s/>* <text:s/>مٗيٗونِ كَكُرُدِيَ</text:span></text:p>
      <text:p text:style-name="P1"/>
      <text:p text:style-name="P1"><text:soft-page-break/><text:span text:style-name="T1">مْوِسٗوٖ يَتَؤٗنْدٗوكَ <text:s/>* <text:s/>نَ وٖيوٖ أُتَأَفِيكَ * </text:span></text:p>
      <text:p text:style-name="P1"><text:span text:style-name="T1">كُلِيكٗ كُفٖذٖهٖيكَ <text:s/>* <text:s/>نَ إِزَرَانِ كُنْڠِيَ</text:span></text:p>
      <text:p text:style-name="P1"/>
      <text:p text:style-name="P1"><text:span text:style-name="T1">لَكِينِ نَكُكُمْبُوشَ <text:s/>* <text:s/>كِيسوَ چَ نَانَ أَئِيشَ * </text:span></text:p>
      <text:p text:style-name="P1"><text:span text:style-name="T1">ڤُرُمَاءِ وَلِزُوشَ <text:s/>* <text:s/>مَاوِ وَكَمزُلِيَ</text:span></text:p>
      <text:p text:style-name="P1"/>
      <text:p text:style-name="P1"><text:span text:style-name="T1">وَلِؤٗنٖينَ نِ وٖينْڠِ <text:s/>* <text:s/>وَكَفَانْيَ نَ مَڠٖينْڠِ * </text:span></text:p>
      <text:p text:style-name="P1"><text:span text:style-name="T1">نَ زِكَاءٗ زَ مِتِينْڠِ <text:s/>* <text:s/>مَدِينَ زِكَئِنٖيَ</text:span></text:p>
      <text:p text:style-name="P1"/>
      <text:p text:style-name="P1"><text:span text:style-name="T1">كْوَ يَامْبٗ لِيسٗ أَسِيلِ <text:s/>* <text:s/>كْوَ مْكٖ وَاكٖ رَسُولِ * </text:span></text:p>
      <text:p text:style-name="P1"><text:span text:style-name="T1">كَاتُ هَلِكُوَ كْوٖيلِ <text:s/>* <text:s/>نِ أُڤُومِ وَلِتِيَ</text:span></text:p>
      <text:p text:style-name="P1"/>
      <text:p text:style-name="P1"><text:span text:style-name="T1">مْوَنْڠَلِيٖ نَ مْتُومِ <text:s/>* <text:s/>أَلِكُوَ هَأَتَامِ * </text:span></text:p>
      <text:p text:style-name="P1"><text:span text:style-name="T1">أَلِزِوِيَ أُلِيمِ <text:s/>* <text:s/>مْپَاكَ وَهَايِ كُويَ</text:span></text:p>
      <text:p text:style-name="P1"/>
      <text:p text:style-name="P1"><text:span text:style-name="T1">يَتَاكَ مْنٗ هَذَارِ <text:s/>* <text:s/>كَتِيكَ هِيزٗ خَبَارِ * </text:span></text:p>
      <text:p text:style-name="P1"><text:span text:style-name="T1">سِيوٖ مْپٖيسِ كُكِيرِ <text:s/>* <text:s/>يَامْبٗ أُكِلِسِكِيَ</text:span></text:p>
      <text:p text:style-name="P1"><text:soft-page-break/></text:p>
      <text:p text:style-name="P1"><text:span text:style-name="T1">تَفِيتِ تَفِيتِ سَانَ <text:s/>* <text:s/>هَاتَ شَاكَ أُوٖ هُونَ * </text:span></text:p>
      <text:p text:style-name="P1"><text:span text:style-name="T1">نْدِيپٗ هَاپٗ لَاكٗ نٖينَ <text:s/>* <text:s/>بِيلَ سَبَابُ كُتَايَ</text:span></text:p>
      <text:p text:style-name="P1"/>
      <text:p text:style-name="P1"><text:span text:style-name="T1">هَاپَ سَاسَ نِتَكٗومَ <text:s/>* <text:s/>وَالَ يٗوتٖ سِكُسٖيمَ * </text:span></text:p>
      <text:p text:style-name="P1"><text:span text:style-name="T1">لَكِينِ أُكِئَنْدَامَ <text:s/>* <text:s/>هَايَ تَكُسَئِدِيَ</text:span></text:p>
      <text:p text:style-name="P1"/>
      <text:p text:style-name="P1"><text:span text:style-name="T1">نِيَ نَ يَانْڠُ ذَمِيرِ <text:s/>* <text:s/>كْوَنْدِيكَ كْوَ مَشَئِيرِ * </text:span></text:p>
      <text:p text:style-name="P1"><text:span text:style-name="T1">نِ كُئٖنٖيزَ خَبَارِ <text:s/>* <text:s/>كْوَ وٖينْيٖ كُيَسِكِيَ</text:span></text:p>
      <text:p text:style-name="P1"/>
      <text:p text:style-name="P1"><text:span text:style-name="T1">نِ سَهَالِ كُسِكِيزَ <text:s/>* <text:s/>كَسٖيتِ مٗويَ هُوٖيزَ * </text:span></text:p>
      <text:p text:style-name="P1"><text:span text:style-name="T1">وٖينْڠِ وَكَپُلِكِيزَ <text:s/>* <text:s/>وَكَسِكِيزَ پَمٗويَ</text:span></text:p>
      <text:p text:style-name="P1"/>
      <text:p text:style-name="P1"><text:span text:style-name="T1">لَاءُ كَامَ نِ كِتَابُ <text:s/>* <text:s/>وَسٗمَاجِ نِ هُبُوبُ * </text:span></text:p>
      <text:p text:style-name="P1"><text:span text:style-name="T1">وٖينْڠِ هُؤٗونَ تَأَبُ <text:s/>* <text:s/>كُسِكِيزَ مٖزٗوٖيَ</text:span></text:p>
      <text:p text:style-name="P1"/>
      <text:p text:style-name="P1"><text:span text:style-name="T1">كَؤُولِ يَانْڠُ تَمَاتِ <text:s/>* <text:s/>نِ زٖينُ هِيزِ بَئِيتِ * </text:span></text:p>
      <text:p text:style-name="P1"><text:soft-page-break/><text:span text:style-name="T1">وَڤُلَانَ مَبَنَاتِ <text:s/>* <text:s/>نْيٗوتٖ نَوَكُسُدِيَ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20:55:05.403324325</meta:creation-date>
    <meta:editing-duration>PT53S</meta:editing-duration>
    <meta:editing-cycles>4</meta:editing-cycles>
    <meta:generator>LibreOffice/4.2.3.3$Linux_X86_64 LibreOffice_project/420m0$Build-3</meta:generator>
    <dc:title>andika</dc:title>
    <dc:date>2014-05-28T20:56:28.730940126</dc:date>
    <meta:document-statistic meta:table-count="0" meta:image-count="0" meta:object-count="0" meta:page-count="45" meta:paragraph-count="500" meta:word-count="3699" meta:character-count="15949" meta:non-whitespace-character-count="11501"/>
  </office:meta>
</office:document-meta>
</file>